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504in" svg:y="4.1177in">
            <draw:object draw:notify-on-update-of-ranges="Sheet1.A2:Sheet1.A2 Sheet1.A3:Sheet1.A22 Sheet1.B2:Sheet1.B2 Sheet1.B3:Sheet1.B22 Sheet1.A2:Sheet1.A2 Sheet1.A3:Sheet1.A22 Sheet1.C2:Sheet1.C2 Sheet1.C3:Sheet1.C22 Sheet1.A2:Sheet1.A2 Sheet1.A3:Sheet1.A22 Sheet1.D2:Sheet1.D2 Sheet1.D3:Sheet1.D22 Sheet1.A2:Sheet1.A2 Sheet1.A3:Sheet1.A22 Sheet1.E2:Sheet1.E2 Sheet1.E3:Sheet1.E22 Sheet1.A2:Sheet1.A2 Sheet1.A3:Sheet1.A22 Sheet1.F2:Sheet1.F2 Sheet1.F3:Sheet1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12.9957in">
            <draw:object draw:notify-on-update-of-ranges="Sheet1.A49:Sheet1.A68 Sheet1.B49:Sheet1.B68 Sheet1.A49:Sheet1.A68 Sheet1.C49:Sheet1.C68 Sheet1.A49:Sheet1.A68 Sheet1.D49:Sheet1.D68 Sheet1.A49:Sheet1.A68 Sheet1.E49:Sheet1.E68 Sheet1.A49:Sheet1.A68 Sheet1.F49:Sheet1.F68 Sheet1.A49:Sheet1.A68 Sheet1.G49:Sheet1.G68 Sheet1.A49:Sheet1.A68 Sheet1.H49:Sheet1.H68 Sheet1.A49:Sheet1.A68 Sheet1.I49:Sheet1.I68 Sheet1.A49:Sheet1.A68 Sheet1.J49:Sheet1.J68 Sheet1.A49:Sheet1.A68 Sheet1.K49:Sheet1.K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580358971" calcext:value-type="float">
            <text:p>1.9558035897</text:p>
          </table:table-cell>
          <table:table-cell office:value-type="float" office:value="1.9538165523" calcext:value-type="float">
            <text:p>1.9538165523</text:p>
          </table:table-cell>
          <table:table-cell office:value-type="float" office:value="1.96042693209" calcext:value-type="float">
            <text:p>1.9604269321</text:p>
          </table:table-cell>
          <table:table-cell office:value-type="float" office:value="1.96971718931" calcext:value-type="float">
            <text:p>1.9697171893</text:p>
          </table:table-cell>
          <table:table-cell office:value-type="float" office:value="1.95568511555" calcext:value-type="float">
            <text:p>1.955685115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4148301114" calcext:value-type="float">
            <text:p>1.9414830111</text:p>
          </table:table-cell>
          <table:table-cell office:value-type="float" office:value="1.93923332932" calcext:value-type="float">
            <text:p>1.9392333293</text:p>
          </table:table-cell>
          <table:table-cell office:value-type="float" office:value="1.94673638265" calcext:value-type="float">
            <text:p>1.9467363827</text:p>
          </table:table-cell>
          <table:table-cell office:value-type="float" office:value="1.95488800108" calcext:value-type="float">
            <text:p>1.9548880011</text:p>
          </table:table-cell>
          <table:table-cell office:value-type="float" office:value="1.94105725174" calcext:value-type="float">
            <text:p>1.9410572517</text:p>
          </table:table-cell>
          <table:table-cell table:number-columns-repeated="5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92833762752" calcext:value-type="float">
            <text:p>1.9283376275</text:p>
          </table:table-cell>
          <table:table-cell office:value-type="float" office:value="1.9258288582" calcext:value-type="float">
            <text:p>1.9258288582</text:p>
          </table:table-cell>
          <table:table-cell office:value-type="float" office:value="1.93424293762" calcext:value-type="float">
            <text:p>1.9342429376</text:p>
          </table:table-cell>
          <table:table-cell office:value-type="float" office:value="1.94089528737" calcext:value-type="float">
            <text:p>1.9408952874</text:p>
          </table:table-cell>
          <table:table-cell office:value-type="float" office:value="1.92800101152" calcext:value-type="float">
            <text:p>1.9280010115</text:p>
          </table:table-cell>
          <table:table-cell table:number-columns-repeated="5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1.9164114104" calcext:value-type="float">
            <text:p>1.9164114104</text:p>
          </table:table-cell>
          <table:table-cell office:value-type="float" office:value="1.91364348527" calcext:value-type="float">
            <text:p>1.9136434853</text:p>
          </table:table-cell>
          <table:table-cell office:value-type="float" office:value="1.92302472566" calcext:value-type="float">
            <text:p>1.9230247257</text:p>
          </table:table-cell>
          <table:table-cell office:value-type="float" office:value="1.92782154307" calcext:value-type="float">
            <text:p>1.9278215431</text:p>
          </table:table-cell>
          <table:table-cell office:value-type="float" office:value="1.91658100356" calcext:value-type="float">
            <text:p>1.9165810036</text:p>
          </table:table-cell>
          <table:table-cell table:number-columns-repeated="5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1.90569032422" calcext:value-type="float">
            <text:p>1.9056903242</text:p>
          </table:table-cell>
          <table:table-cell office:value-type="float" office:value="1.90268038931" calcext:value-type="float">
            <text:p>1.9026803893</text:p>
          </table:table-cell>
          <table:table-cell office:value-type="float" office:value="1.91308471713" calcext:value-type="float">
            <text:p>1.9130847171</text:p>
          </table:table-cell>
          <table:table-cell office:value-type="float" office:value="1.91574901682" calcext:value-type="float">
            <text:p>1.9157490168</text:p>
          </table:table-cell>
          <table:table-cell office:value-type="float" office:value="1.90676792899" calcext:value-type="float">
            <text:p>1.906767929</text:p>
          </table:table-cell>
          <table:table-cell table:number-columns-repeated="5"/>
        </table:table-row>
        <table:table-row table:style-name="ro1">
          <table:table-cell office:value-type="float" office:value="0.2373046875" calcext:value-type="float">
            <text:p>0.2373046875</text:p>
          </table:table-cell>
          <table:table-cell office:value-type="float" office:value="1.89609442069" calcext:value-type="float">
            <text:p>1.8960944207</text:p>
          </table:table-cell>
          <table:table-cell office:value-type="float" office:value="1.89288978166" calcext:value-type="float">
            <text:p>1.8928897817</text:p>
          </table:table-cell>
          <table:table-cell office:value-type="float" office:value="1.90433589662" calcext:value-type="float">
            <text:p>1.9043358966</text:p>
          </table:table-cell>
          <table:table-cell office:value-type="float" office:value="1.90472977286" calcext:value-type="float">
            <text:p>1.9047297729</text:p>
          </table:table-cell>
          <table:table-cell office:value-type="float" office:value="1.8984160304" calcext:value-type="float">
            <text:p>1.8984160304</text:p>
          </table:table-cell>
          <table:table-cell table:number-columns-repeated="5"/>
        </table:table-row>
        <table:table-row table:style-name="ro1">
          <table:table-cell office:value-type="float" office:value="0.177978515625" calcext:value-type="float">
            <text:p>0.1779785156</text:p>
          </table:table-cell>
          <table:table-cell office:value-type="float" office:value="1.88749594919" calcext:value-type="float">
            <text:p>1.8874959492</text:p>
          </table:table-cell>
          <table:table-cell office:value-type="float" office:value="1.88417948795" calcext:value-type="float">
            <text:p>1.884179488</text:p>
          </table:table-cell>
          <table:table-cell office:value-type="float" office:value="1.89662261054" calcext:value-type="float">
            <text:p>1.8966226105</text:p>
          </table:table-cell>
          <table:table-cell office:value-type="float" office:value="1.89477734407" calcext:value-type="float">
            <text:p>1.8947773441</text:p>
          </table:table-cell>
          <table:table-cell office:value-type="float" office:value="1.89128733436" calcext:value-type="float">
            <text:p>1.8912873344</text:p>
          </table:table-cell>
          <table:table-cell table:number-columns-repeated="5"/>
        </table:table-row>
        <table:table-row table:style-name="ro1">
          <table:table-cell office:value-type="float" office:value="0.133483886719" calcext:value-type="float">
            <text:p>0.1334838867</text:p>
          </table:table-cell>
          <table:table-cell office:value-type="float" office:value="1.87974958795" calcext:value-type="float">
            <text:p>1.879749588</text:p>
          </table:table-cell>
          <table:table-cell office:value-type="float" office:value="1.87643809316" calcext:value-type="float">
            <text:p>1.8764380932</text:p>
          </table:table-cell>
          <table:table-cell office:value-type="float" office:value="1.88976112749" calcext:value-type="float">
            <text:p>1.8897611275</text:p>
          </table:table-cell>
          <table:table-cell office:value-type="float" office:value="1.88587100414" calcext:value-type="float">
            <text:p>1.8858710041</text:p>
          </table:table-cell>
          <table:table-cell office:value-type="float" office:value="1.88510535689" calcext:value-type="float">
            <text:p>1.8851053569</text:p>
          </table:table-cell>
          <table:table-cell table:number-columns-repeated="5"/>
        </table:table-row>
        <table:table-row table:style-name="ro1">
          <table:table-cell office:value-type="float" office:value="0.100112915039" calcext:value-type="float">
            <text:p>0.100112915</text:p>
          </table:table-cell>
          <table:table-cell office:value-type="float" office:value="1.87272160139" calcext:value-type="float">
            <text:p>1.8727216014</text:p>
          </table:table-cell>
          <table:table-cell office:value-type="float" office:value="1.86955716824" calcext:value-type="float">
            <text:p>1.8695571682</text:p>
          </table:table-cell>
          <table:table-cell office:value-type="float" office:value="1.88358045267" calcext:value-type="float">
            <text:p>1.8835804527</text:p>
          </table:table-cell>
          <table:table-cell office:value-type="float" office:value="1.87796221029" calcext:value-type="float">
            <text:p>1.8779622103</text:p>
          </table:table-cell>
          <table:table-cell office:value-type="float" office:value="1.8796125332" calcext:value-type="float">
            <text:p>1.8796125332</text:p>
          </table:table-cell>
          <table:table-cell table:number-columns-repeated="5"/>
        </table:table-row>
        <table:table-row table:style-name="ro1">
          <table:table-cell office:value-type="float" office:value="0.0750846862793" calcext:value-type="float">
            <text:p>0.0750846863</text:p>
          </table:table-cell>
          <table:table-cell office:value-type="float" office:value="1.86630962985" calcext:value-type="float">
            <text:p>1.8663096299</text:p>
          </table:table-cell>
          <table:table-cell office:value-type="float" office:value="1.86344532357" calcext:value-type="float">
            <text:p>1.8634453236</text:p>
          </table:table-cell>
          <table:table-cell office:value-type="float" office:value="1.87795123854" calcext:value-type="float">
            <text:p>1.8779512385</text:p>
          </table:table-cell>
          <table:table-cell office:value-type="float" office:value="1.87097774281" calcext:value-type="float">
            <text:p>1.8709777428</text:p>
          </table:table-cell>
          <table:table-cell office:value-type="float" office:value="1.87461092715" calcext:value-type="float">
            <text:p>1.8746109272</text:p>
          </table:table-cell>
          <table:table-cell table:number-columns-repeated="5"/>
        </table:table-row>
        <table:table-row table:style-name="ro1">
          <table:table-cell office:value-type="float" office:value="0.0563135147095" calcext:value-type="float">
            <text:p>0.0563135147</text:p>
          </table:table-cell>
          <table:table-cell office:value-type="float" office:value="1.86045057627" calcext:value-type="float">
            <text:p>1.8604505763</text:p>
          </table:table-cell>
          <table:table-cell office:value-type="float" office:value="1.85803340131" calcext:value-type="float">
            <text:p>1.8580334013</text:p>
          </table:table-cell>
          <table:table-cell office:value-type="float" office:value="1.87279939251" calcext:value-type="float">
            <text:p>1.8727993925</text:p>
          </table:table-cell>
          <table:table-cell office:value-type="float" office:value="1.86482142714" calcext:value-type="float">
            <text:p>1.8648214271</text:p>
          </table:table-cell>
          <table:table-cell office:value-type="float" office:value="1.86997857206" calcext:value-type="float">
            <text:p>1.8699785721</text:p>
          </table:table-cell>
          <table:table-cell table:number-columns-repeated="5"/>
        </table:table-row>
        <table:table-row table:style-name="ro1">
          <table:table-cell office:value-type="float" office:value="0.0422351360321" calcext:value-type="float">
            <text:p>0.042235136</text:p>
          </table:table-cell>
          <table:table-cell office:value-type="float" office:value="1.85511811401" calcext:value-type="float">
            <text:p>1.855118114</text:p>
          </table:table-cell>
          <table:table-cell office:value-type="float" office:value="1.85327324257" calcext:value-type="float">
            <text:p>1.8532732426</text:p>
          </table:table-cell>
          <table:table-cell office:value-type="float" office:value="1.86810602646" calcext:value-type="float">
            <text:p>1.8681060265</text:p>
          </table:table-cell>
          <table:table-cell office:value-type="float" office:value="1.85938041702" calcext:value-type="float">
            <text:p>1.859380417</text:p>
          </table:table-cell>
          <table:table-cell office:value-type="float" office:value="1.86566481877" calcext:value-type="float">
            <text:p>1.8656648188</text:p>
          </table:table-cell>
          <table:table-cell table:number-columns-repeated="5"/>
        </table:table-row>
        <table:table-row table:style-name="ro1">
          <table:table-cell office:value-type="float" office:value="0.0316763520241" calcext:value-type="float">
            <text:p>0.031676352</text:p>
          </table:table-cell>
          <table:table-cell office:value-type="float" office:value="1.85031276581" calcext:value-type="float">
            <text:p>1.8503127658</text:p>
          </table:table-cell>
          <table:table-cell office:value-type="float" office:value="1.84913190033" calcext:value-type="float">
            <text:p>1.8491319003</text:p>
          </table:table-cell>
          <table:table-cell office:value-type="float" office:value="1.8638961665" calcext:value-type="float">
            <text:p>1.8638961665</text:p>
          </table:table-cell>
          <table:table-cell office:value-type="float" office:value="1.85453933023" calcext:value-type="float">
            <text:p>1.8545393302</text:p>
          </table:table-cell>
          <table:table-cell office:value-type="float" office:value="1.86167231945" calcext:value-type="float">
            <text:p>1.8616723195</text:p>
          </table:table-cell>
          <table:table-cell table:number-columns-repeated="5"/>
        </table:table-row>
        <table:table-row table:style-name="ro1">
          <table:table-cell office:value-type="float" office:value="0.0237572640181" calcext:value-type="float">
            <text:p>0.023757264</text:p>
          </table:table-cell>
          <table:table-cell office:value-type="float" office:value="1.84604747549" calcext:value-type="float">
            <text:p>1.8460474755</text:p>
          </table:table-cell>
          <table:table-cell office:value-type="float" office:value="1.84558182919" calcext:value-type="float">
            <text:p>1.8455818292</text:p>
          </table:table-cell>
          <table:table-cell office:value-type="float" office:value="1.86021851647" calcext:value-type="float">
            <text:p>1.8602185165</text:p>
          </table:table-cell>
          <table:table-cell office:value-type="float" office:value="1.85019831691" calcext:value-type="float">
            <text:p>1.8501983169</text:p>
          </table:table-cell>
          <table:table-cell office:value-type="float" office:value="1.85803242215" calcext:value-type="float">
            <text:p>1.8580324222</text:p>
          </table:table-cell>
          <table:table-cell table:number-columns-repeated="5"/>
        </table:table-row>
        <table:table-row table:style-name="ro1">
          <table:table-cell office:value-type="float" office:value="0.0178179480135" calcext:value-type="float">
            <text:p>0.017817948</text:p>
          </table:table-cell>
          <table:table-cell office:value-type="float" office:value="1.84233185495" calcext:value-type="float">
            <text:p>1.842331855</text:p>
          </table:table-cell>
          <table:table-cell office:value-type="float" office:value="1.8425884854" calcext:value-type="float">
            <text:p>1.8425884854</text:p>
          </table:table-cell>
          <table:table-cell office:value-type="float" office:value="1.85712037377" calcext:value-type="float">
            <text:p>1.8571203738</text:p>
          </table:table-cell>
          <table:table-cell office:value-type="float" office:value="1.84628620233" calcext:value-type="float">
            <text:p>1.8462862023</text:p>
          </table:table-cell>
          <table:table-cell office:value-type="float" office:value="1.85477936146" calcext:value-type="float">
            <text:p>1.8547793615</text:p>
          </table:table-cell>
          <table:table-cell table:number-columns-repeated="5"/>
        </table:table-row>
        <table:table-row table:style-name="ro1">
          <table:table-cell office:value-type="float" office:value="0.0133634610102" calcext:value-type="float">
            <text:p>0.013363461</text:p>
          </table:table-cell>
          <table:table-cell office:value-type="float" office:value="1.83915892909" calcext:value-type="float">
            <text:p>1.8391589291</text:p>
          </table:table-cell>
          <table:table-cell office:value-type="float" office:value="1.84009950141" calcext:value-type="float">
            <text:p>1.8400995014</text:p>
          </table:table-cell>
          <table:table-cell office:value-type="float" office:value="1.85462464461" calcext:value-type="float">
            <text:p>1.8546246446</text:p>
          </table:table-cell>
          <table:table-cell office:value-type="float" office:value="1.84276195816" calcext:value-type="float">
            <text:p>1.8427619582</text:p>
          </table:table-cell>
          <table:table-cell office:value-type="float" office:value="1.85192879246" calcext:value-type="float">
            <text:p>1.8519287925</text:p>
          </table:table-cell>
          <table:table-cell table:number-columns-repeated="5"/>
        </table:table-row>
        <table:table-row table:style-name="ro1">
          <table:table-cell office:value-type="float" office:value="0.0100225957576" calcext:value-type="float">
            <text:p>0.0100225958</text:p>
          </table:table-cell>
          <table:table-cell office:value-type="float" office:value="1.83649790587" calcext:value-type="float">
            <text:p>1.8364979059</text:p>
          </table:table-cell>
          <table:table-cell office:value-type="float" office:value="1.83804072088" calcext:value-type="float">
            <text:p>1.8380407209</text:p>
          </table:table-cell>
          <table:table-cell office:value-type="float" office:value="1.85271637588" calcext:value-type="float">
            <text:p>1.8527163759</text:p>
          </table:table-cell>
          <table:table-cell office:value-type="float" office:value="1.83960496196" calcext:value-type="float">
            <text:p>1.839604962</text:p>
          </table:table-cell>
          <table:table-cell office:value-type="float" office:value="1.84946612023" calcext:value-type="float">
            <text:p>1.8494661202</text:p>
          </table:table-cell>
          <table:table-cell table:number-columns-repeated="5"/>
        </table:table-row>
        <table:table-row table:style-name="ro1">
          <table:table-cell office:value-type="float" office:value="0.00751694681821" calcext:value-type="float">
            <text:p>0.0075169468</text:p>
          </table:table-cell>
          <table:table-cell office:value-type="float" office:value="1.83429473427" calcext:value-type="float">
            <text:p>1.8342947343</text:p>
          </table:table-cell>
          <table:table-cell office:value-type="float" office:value="1.83632183793" calcext:value-type="float">
            <text:p>1.8363218379</text:p>
          </table:table-cell>
          <table:table-cell office:value-type="float" office:value="1.85134247191" calcext:value-type="float">
            <text:p>1.8513424719</text:p>
          </table:table-cell>
          <table:table-cell office:value-type="float" office:value="1.83680080489" calcext:value-type="float">
            <text:p>1.8368008049</text:p>
          </table:table-cell>
          <table:table-cell office:value-type="float" office:value="1.84734740472" calcext:value-type="float">
            <text:p>1.8473474047</text:p>
          </table:table-cell>
          <table:table-cell table:number-columns-repeated="5"/>
        </table:table-row>
        <table:table-row table:style-name="ro1">
          <table:table-cell office:value-type="float" office:value="0.00563771011366" calcext:value-type="float">
            <text:p>0.0056377101</text:p>
          </table:table-cell>
          <table:table-cell office:value-type="float" office:value="1.83247986183" calcext:value-type="float">
            <text:p>1.8324798618</text:p>
          </table:table-cell>
          <table:table-cell office:value-type="float" office:value="1.83485000225" calcext:value-type="float">
            <text:p>1.8348500023</text:p>
          </table:table-cell>
          <table:table-cell office:value-type="float" office:value="1.85042241069" calcext:value-type="float">
            <text:p>1.8504224107</text:p>
          </table:table-cell>
          <table:table-cell office:value-type="float" office:value="1.834330786" calcext:value-type="float">
            <text:p>1.834330786</text:p>
          </table:table-cell>
          <table:table-cell office:value-type="float" office:value="1.8455109783" calcext:value-type="float">
            <text:p>1.8455109783</text:p>
          </table:table-cell>
          <table:table-cell table:number-columns-repeated="5"/>
        </table:table-row>
        <table:table-row table:style-name="ro1">
          <table:table-cell office:value-type="float" office:value="0.00422828258525" calcext:value-type="float">
            <text:p>0.0042282826</text:p>
          </table:table-cell>
          <table:table-cell office:value-type="float" office:value="1.83098058755" calcext:value-type="float">
            <text:p>1.8309805876</text:p>
          </table:table-cell>
          <table:table-cell office:value-type="float" office:value="1.83354674875" calcext:value-type="float">
            <text:p>1.8335467488</text:p>
          </table:table-cell>
          <table:table-cell office:value-type="float" office:value="1.84986379055" calcext:value-type="float">
            <text:p>1.8498637906</text:p>
          </table:table-cell>
          <table:table-cell office:value-type="float" office:value="1.83216999305" calcext:value-type="float">
            <text:p>1.8321699931</text:p>
          </table:table-cell>
          <table:table-cell office:value-type="float" office:value="1.84389416148" calcext:value-type="float">
            <text:p>1.8438941615</text:p>
          </table:table-cell>
          <table:table-cell table:number-columns-repeated="5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 calcext:value-type="string">
            <text:p>10 FOL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154312846" calcext:value-type="float">
            <text:p>1.9515431285</text:p>
          </table:table-cell>
          <table:table-cell office:value-type="float" office:value="1.94861561487" calcext:value-type="float">
            <text:p>1.9486156149</text:p>
          </table:table-cell>
          <table:table-cell office:value-type="float" office:value="1.950032312" calcext:value-type="float">
            <text:p>1.950032312</text:p>
          </table:table-cell>
          <table:table-cell office:value-type="float" office:value="1.94828841918" calcext:value-type="float">
            <text:p>1.9482884192</text:p>
          </table:table-cell>
          <table:table-cell office:value-type="float" office:value="1.94849633986" calcext:value-type="float">
            <text:p>1.9484963399</text:p>
          </table:table-cell>
          <table:table-cell office:value-type="float" office:value="1.95630898538" calcext:value-type="float">
            <text:p>1.9563089854</text:p>
          </table:table-cell>
          <table:table-cell office:value-type="float" office:value="1.94942239666" calcext:value-type="float">
            <text:p>1.9494223967</text:p>
          </table:table-cell>
          <table:table-cell office:value-type="float" office:value="1.96047546599" calcext:value-type="float">
            <text:p>1.960475466</text:p>
          </table:table-cell>
          <table:table-cell office:value-type="float" office:value="1.94706303738" calcext:value-type="float">
            <text:p>1.9470630374</text:p>
          </table:table-cell>
          <table:table-cell office:value-type="float" office:value="1.95271958826" calcext:value-type="float">
            <text:p>1.95271958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3712225552" calcext:value-type="float">
            <text:p>1.9371222555</text:p>
          </table:table-cell>
          <table:table-cell office:value-type="float" office:value="1.93466623619" calcext:value-type="float">
            <text:p>1.9346662362</text:p>
          </table:table-cell>
          <table:table-cell office:value-type="float" office:value="1.93552207453" calcext:value-type="float">
            <text:p>1.9355220745</text:p>
          </table:table-cell>
          <table:table-cell office:value-type="float" office:value="1.93417858898" calcext:value-type="float">
            <text:p>1.934178589</text:p>
          </table:table-cell>
          <table:table-cell office:value-type="float" office:value="1.93401534128" calcext:value-type="float">
            <text:p>1.9340153413</text:p>
          </table:table-cell>
          <table:table-cell office:value-type="float" office:value="1.94311679421" calcext:value-type="float">
            <text:p>1.9431167942</text:p>
          </table:table-cell>
          <table:table-cell office:value-type="float" office:value="1.93481656224" calcext:value-type="float">
            <text:p>1.9348165622</text:p>
          </table:table-cell>
          <table:table-cell office:value-type="float" office:value="1.94582598925" calcext:value-type="float">
            <text:p>1.9458259893</text:p>
          </table:table-cell>
          <table:table-cell office:value-type="float" office:value="1.93273246568" calcext:value-type="float">
            <text:p>1.9327324657</text:p>
          </table:table-cell>
          <table:table-cell office:value-type="float" office:value="1.93854410297" calcext:value-type="float">
            <text:p>1.93854410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92392651482" calcext:value-type="float">
            <text:p>1.9239265148</text:p>
          </table:table-cell>
          <table:table-cell office:value-type="float" office:value="1.92182767755" calcext:value-type="float">
            <text:p>1.9218276776</text:p>
          </table:table-cell>
          <table:table-cell office:value-type="float" office:value="1.92215176262" calcext:value-type="float">
            <text:p>1.9221517626</text:p>
          </table:table-cell>
          <table:table-cell office:value-type="float" office:value="1.92125676835" calcext:value-type="float">
            <text:p>1.9212567684</text:p>
          </table:table-cell>
          <table:table-cell office:value-type="float" office:value="1.92070341442" calcext:value-type="float">
            <text:p>1.9207034144</text:p>
          </table:table-cell>
          <table:table-cell office:value-type="float" office:value="1.93115862273" calcext:value-type="float">
            <text:p>1.9311586227</text:p>
          </table:table-cell>
          <table:table-cell office:value-type="float" office:value="1.9213304449" calcext:value-type="float">
            <text:p>1.9213304449</text:p>
          </table:table-cell>
          <table:table-cell office:value-type="float" office:value="1.93218703435" calcext:value-type="float">
            <text:p>1.9321870344</text:p>
          </table:table-cell>
          <table:table-cell office:value-type="float" office:value="1.9195948136" calcext:value-type="float">
            <text:p>1.9195948136</text:p>
          </table:table-cell>
          <table:table-cell office:value-type="float" office:value="1.92590540775" calcext:value-type="float">
            <text:p>1.9259054078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1.91199300127" calcext:value-type="float">
            <text:p>1.9119930013</text:p>
          </table:table-cell>
          <table:table-cell office:value-type="float" office:value="1.91013217472" calcext:value-type="float">
            <text:p>1.9101321747</text:p>
          </table:table-cell>
          <table:table-cell office:value-type="float" office:value="1.90998600693" calcext:value-type="float">
            <text:p>1.9099860069</text:p>
          </table:table-cell>
          <table:table-cell office:value-type="float" office:value="1.9095354057" calcext:value-type="float">
            <text:p>1.9095354057</text:p>
          </table:table-cell>
          <table:table-cell office:value-type="float" office:value="1.90862307067" calcext:value-type="float">
            <text:p>1.9086230707</text:p>
          </table:table-cell>
          <table:table-cell office:value-type="float" office:value="1.920474545" calcext:value-type="float">
            <text:p>1.920474545</text:p>
          </table:table-cell>
          <table:table-cell office:value-type="float" office:value="1.90905190351" calcext:value-type="float">
            <text:p>1.9090519035</text:p>
          </table:table-cell>
          <table:table-cell office:value-type="float" office:value="1.9196102832" calcext:value-type="float">
            <text:p>1.9196102832</text:p>
          </table:table-cell>
          <table:table-cell office:value-type="float" office:value="1.90770018644" calcext:value-type="float">
            <text:p>1.9077001864</text:p>
          </table:table-cell>
          <table:table-cell office:value-type="float" office:value="1.91484105196" calcext:value-type="float">
            <text:p>1.914841052</text:p>
          </table:table-cell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1.90129029758" calcext:value-type="float">
            <text:p>1.9012902976</text:p>
          </table:table-cell>
          <table:table-cell office:value-type="float" office:value="1.89955669489" calcext:value-type="float">
            <text:p>1.8995566949</text:p>
          </table:table-cell>
          <table:table-cell office:value-type="float" office:value="1.89903908745" calcext:value-type="float">
            <text:p>1.8990390875</text:p>
          </table:table-cell>
          <table:table-cell office:value-type="float" office:value="1.89897152083" calcext:value-type="float">
            <text:p>1.8989715208</text:p>
          </table:table-cell>
          <table:table-cell office:value-type="float" office:value="1.89777090406" calcext:value-type="float">
            <text:p>1.8977709041</text:p>
          </table:table-cell>
          <table:table-cell office:value-type="float" office:value="1.91102630595" calcext:value-type="float">
            <text:p>1.911026306</text:p>
          </table:table-cell>
          <table:table-cell office:value-type="float" office:value="1.89800026606" calcext:value-type="float">
            <text:p>1.8980002661</text:p>
          </table:table-cell>
          <table:table-cell office:value-type="float" office:value="1.90811530776" calcext:value-type="float">
            <text:p>1.9081153078</text:p>
          </table:table-cell>
          <table:table-cell office:value-type="float" office:value="1.89703232409" calcext:value-type="float">
            <text:p>1.8970323241</text:p>
          </table:table-cell>
          <table:table-cell office:value-type="float" office:value="1.90528982031" calcext:value-type="float">
            <text:p>1.9052898203</text:p>
          </table:table-cell>
        </table:table-row>
        <table:table-row table:style-name="ro1">
          <table:table-cell office:value-type="float" office:value="0.2373046875" calcext:value-type="float">
            <text:p>0.2373046875</text:p>
          </table:table-cell>
          <table:table-cell office:value-type="float" office:value="1.89172036595" calcext:value-type="float">
            <text:p>1.891720366</text:p>
          </table:table-cell>
          <table:table-cell office:value-type="float" office:value="1.8900233161" calcext:value-type="float">
            <text:p>1.8900233161</text:p>
          </table:table-cell>
          <table:table-cell office:value-type="float" office:value="1.8892657035" calcext:value-type="float">
            <text:p>1.8892657035</text:p>
          </table:table-cell>
          <table:table-cell office:value-type="float" office:value="1.88946965589" calcext:value-type="float">
            <text:p>1.8894696559</text:p>
          </table:table-cell>
          <table:table-cell office:value-type="float" office:value="1.88807589102" calcext:value-type="float">
            <text:p>1.888075891</text:p>
          </table:table-cell>
          <table:table-cell office:value-type="float" office:value="1.90269632388" calcext:value-type="float">
            <text:p>1.9026963239</text:p>
          </table:table-cell>
          <table:table-cell office:value-type="float" office:value="1.88811958859" calcext:value-type="float">
            <text:p>1.8881195886</text:p>
          </table:table-cell>
          <table:table-cell office:value-type="float" office:value="1.89768064898" calcext:value-type="float">
            <text:p>1.897680649</text:p>
          </table:table-cell>
          <table:table-cell office:value-type="float" office:value="1.88750535224" calcext:value-type="float">
            <text:p>1.8875053522</text:p>
          </table:table-cell>
          <table:table-cell office:value-type="float" office:value="1.89708757883" calcext:value-type="float">
            <text:p>1.8970875788</text:p>
          </table:table-cell>
        </table:table-row>
        <table:table-row table:style-name="ro1">
          <table:table-cell office:value-type="float" office:value="0.177978515625" calcext:value-type="float">
            <text:p>0.1779785156</text:p>
          </table:table-cell>
          <table:table-cell office:value-type="float" office:value="1.883144204" calcext:value-type="float">
            <text:p>1.883144204</text:p>
          </table:table-cell>
          <table:table-cell office:value-type="float" office:value="1.88142009607" calcext:value-type="float">
            <text:p>1.8814200961</text:p>
          </table:table-cell>
          <table:table-cell office:value-type="float" office:value="1.88057576969" calcext:value-type="float">
            <text:p>1.8805757697</text:p>
          </table:table-cell>
          <table:table-cell office:value-type="float" office:value="1.88090619903" calcext:value-type="float">
            <text:p>1.880906199</text:p>
          </table:table-cell>
          <table:table-cell office:value-type="float" office:value="1.87942112471" calcext:value-type="float">
            <text:p>1.8794211247</text:p>
          </table:table-cell>
          <table:table-cell office:value-type="float" office:value="1.89531694269" calcext:value-type="float">
            <text:p>1.8953169427</text:p>
          </table:table-cell>
          <table:table-cell office:value-type="float" office:value="1.87930112991" calcext:value-type="float">
            <text:p>1.8793011299</text:p>
          </table:table-cell>
          <table:table-cell office:value-type="float" office:value="1.88825414141" calcext:value-type="float">
            <text:p>1.8882541414</text:p>
          </table:table-cell>
          <table:table-cell office:value-type="float" office:value="1.87898791549" calcext:value-type="float">
            <text:p>1.8789879155</text:p>
          </table:table-cell>
          <table:table-cell office:value-type="float" office:value="1.89000049508" calcext:value-type="float">
            <text:p>1.8900004951</text:p>
          </table:table-cell>
        </table:table-row>
        <table:table-row table:style-name="ro1">
          <table:table-cell office:value-type="float" office:value="0.133483886719" calcext:value-type="float">
            <text:p>0.1334838867</text:p>
          </table:table-cell>
          <table:table-cell office:value-type="float" office:value="1.8754150501" calcext:value-type="float">
            <text:p>1.8754150501</text:p>
          </table:table-cell>
          <table:table-cell office:value-type="float" office:value="1.87362825075" calcext:value-type="float">
            <text:p>1.8736282508</text:p>
          </table:table-cell>
          <table:table-cell office:value-type="float" office:value="1.87285890088" calcext:value-type="float">
            <text:p>1.8728589009</text:p>
          </table:table-cell>
          <table:table-cell office:value-type="float" office:value="1.87315907926" calcext:value-type="float">
            <text:p>1.8731590793</text:p>
          </table:table-cell>
          <table:table-cell office:value-type="float" office:value="1.87167335327" calcext:value-type="float">
            <text:p>1.8716733533</text:p>
          </table:table-cell>
          <table:table-cell office:value-type="float" office:value="1.88871148178" calcext:value-type="float">
            <text:p>1.8887114818</text:p>
          </table:table-cell>
          <table:table-cell office:value-type="float" office:value="1.87141755178" calcext:value-type="float">
            <text:p>1.8714175518</text:p>
          </table:table-cell>
          <table:table-cell office:value-type="float" office:value="1.87976970083" calcext:value-type="float">
            <text:p>1.8797697008</text:p>
          </table:table-cell>
          <table:table-cell office:value-type="float" office:value="1.87133788089" calcext:value-type="float">
            <text:p>1.8713378809</text:p>
          </table:table-cell>
          <table:table-cell office:value-type="float" office:value="1.88377603038" calcext:value-type="float">
            <text:p>1.8837760304</text:p>
          </table:table-cell>
        </table:table-row>
        <table:table-row table:style-name="ro1">
          <table:table-cell office:value-type="float" office:value="0.100112915039" calcext:value-type="float">
            <text:p>0.100112915</text:p>
          </table:table-cell>
          <table:table-cell office:value-type="float" office:value="1.86840570216" calcext:value-type="float">
            <text:p>1.8684057022</text:p>
          </table:table-cell>
          <table:table-cell office:value-type="float" office:value="1.86654476541" calcext:value-type="float">
            <text:p>1.8665447654</text:p>
          </table:table-cell>
          <table:table-cell office:value-type="float" office:value="1.86600647071" calcext:value-type="float">
            <text:p>1.8660064707</text:p>
          </table:table-cell>
          <table:table-cell office:value-type="float" office:value="1.86613005673" calcext:value-type="float">
            <text:p>1.8661300567</text:p>
          </table:table-cell>
          <table:table-cell office:value-type="float" office:value="1.86470822092" calcext:value-type="float">
            <text:p>1.8647082209</text:p>
          </table:table-cell>
          <table:table-cell office:value-type="float" office:value="1.88272991749" calcext:value-type="float">
            <text:p>1.8827299175</text:p>
          </table:table-cell>
          <table:table-cell office:value-type="float" office:value="1.86435298097" calcext:value-type="float">
            <text:p>1.864352981</text:p>
          </table:table-cell>
          <table:table-cell office:value-type="float" office:value="1.87216049627" calcext:value-type="float">
            <text:p>1.8721604963</text:p>
          </table:table-cell>
          <table:table-cell office:value-type="float" office:value="1.86443248969" calcext:value-type="float">
            <text:p>1.8644324897</text:p>
          </table:table-cell>
          <table:table-cell office:value-type="float" office:value="1.87818978299" calcext:value-type="float">
            <text:p>1.878189783</text:p>
          </table:table-cell>
        </table:table-row>
        <table:table-row table:style-name="ro1">
          <table:table-cell office:value-type="float" office:value="0.0750846862793" calcext:value-type="float">
            <text:p>0.0750846863</text:p>
          </table:table-cell>
          <table:table-cell office:value-type="float" office:value="1.86202369816" calcext:value-type="float">
            <text:p>1.8620236982</text:p>
          </table:table-cell>
          <table:table-cell office:value-type="float" office:value="1.86009535" calcext:value-type="float">
            <text:p>1.86009535</text:p>
          </table:table-cell>
          <table:table-cell office:value-type="float" office:value="1.85992581429" calcext:value-type="float">
            <text:p>1.8599258143</text:p>
          </table:table-cell>
          <table:table-cell office:value-type="float" office:value="1.85975404622" calcext:value-type="float">
            <text:p>1.8597540462</text:p>
          </table:table-cell>
          <table:table-cell office:value-type="float" office:value="1.85842618817" calcext:value-type="float">
            <text:p>1.8584261882</text:p>
          </table:table-cell>
          <table:table-cell office:value-type="float" office:value="1.87727009113" calcext:value-type="float">
            <text:p>1.8772700911</text:p>
          </table:table-cell>
          <table:table-cell office:value-type="float" office:value="1.85802073331" calcext:value-type="float">
            <text:p>1.8580207333</text:p>
          </table:table-cell>
          <table:table-cell office:value-type="float" office:value="1.8653649621" calcext:value-type="float">
            <text:p>1.8653649621</text:p>
          </table:table-cell>
          <table:table-cell office:value-type="float" office:value="1.85818598582" calcext:value-type="float">
            <text:p>1.8581859858</text:p>
          </table:table-cell>
          <table:table-cell office:value-type="float" office:value="1.87307424655" calcext:value-type="float">
            <text:p>1.8730742466</text:p>
          </table:table-cell>
        </table:table-row>
        <table:table-row table:style-name="ro1">
          <table:table-cell office:value-type="float" office:value="0.0563135147095" calcext:value-type="float">
            <text:p>0.0563135147</text:p>
          </table:table-cell>
          <table:table-cell office:value-type="float" office:value="1.856214634" calcext:value-type="float">
            <text:p>1.856214634</text:p>
          </table:table-cell>
          <table:table-cell office:value-type="float" office:value="1.85423752121" calcext:value-type="float">
            <text:p>1.8542375212</text:p>
          </table:table-cell>
          <table:table-cell office:value-type="float" office:value="1.85454662499" calcext:value-type="float">
            <text:p>1.854546625</text:p>
          </table:table-cell>
          <table:table-cell office:value-type="float" office:value="1.85399664692" calcext:value-type="float">
            <text:p>1.8539966469</text:p>
          </table:table-cell>
          <table:table-cell office:value-type="float" office:value="1.85275943622" calcext:value-type="float">
            <text:p>1.8527594362</text:p>
          </table:table-cell>
          <table:table-cell office:value-type="float" office:value="1.87228351219" calcext:value-type="float">
            <text:p>1.8722835122</text:p>
          </table:table-cell>
          <table:table-cell office:value-type="float" office:value="1.85236826713" calcext:value-type="float">
            <text:p>1.8523682671</text:p>
          </table:table-cell>
          <table:table-cell office:value-type="float" office:value="1.85932761517" calcext:value-type="float">
            <text:p>1.8593276152</text:p>
          </table:table-cell>
          <table:table-cell office:value-type="float" office:value="1.85255372038" calcext:value-type="float">
            <text:p>1.8525537204</text:p>
          </table:table-cell>
          <table:table-cell office:value-type="float" office:value="1.86832700978" calcext:value-type="float">
            <text:p>1.8683270098</text:p>
          </table:table-cell>
        </table:table-row>
        <table:table-row table:style-name="ro1">
          <table:table-cell office:value-type="float" office:value="0.0422351360321" calcext:value-type="float">
            <text:p>0.042235136</text:p>
          </table:table-cell>
          <table:table-cell office:value-type="float" office:value="1.85095674571" calcext:value-type="float">
            <text:p>1.8509567457</text:p>
          </table:table-cell>
          <table:table-cell office:value-type="float" office:value="1.84895589554" calcext:value-type="float">
            <text:p>1.8489558955</text:p>
          </table:table-cell>
          <table:table-cell office:value-type="float" office:value="1.84982102268" calcext:value-type="float">
            <text:p>1.8498210227</text:p>
          </table:table-cell>
          <table:table-cell office:value-type="float" office:value="1.84884440317" calcext:value-type="float">
            <text:p>1.8488444032</text:p>
          </table:table-cell>
          <table:table-cell office:value-type="float" office:value="1.84767137687" calcext:value-type="float">
            <text:p>1.8476713769</text:p>
          </table:table-cell>
          <table:table-cell office:value-type="float" office:value="1.86776883378" calcext:value-type="float">
            <text:p>1.8677688338</text:p>
          </table:table-cell>
          <table:table-cell office:value-type="float" office:value="1.84737273687" calcext:value-type="float">
            <text:p>1.8473727369</text:p>
          </table:table-cell>
          <table:table-cell office:value-type="float" office:value="1.85399804693" calcext:value-type="float">
            <text:p>1.8539980469</text:p>
          </table:table-cell>
          <table:table-cell office:value-type="float" office:value="1.84752520312" calcext:value-type="float">
            <text:p>1.8475252031</text:p>
          </table:table-cell>
          <table:table-cell office:value-type="float" office:value="1.86390359069" calcext:value-type="float">
            <text:p>1.8639035907</text:p>
          </table:table-cell>
        </table:table-row>
        <table:table-row table:style-name="ro1">
          <table:table-cell office:value-type="float" office:value="0.0316763520241" calcext:value-type="float">
            <text:p>0.031676352</text:p>
          </table:table-cell>
          <table:table-cell office:value-type="float" office:value="1.84624963136" calcext:value-type="float">
            <text:p>1.8462496314</text:p>
          </table:table-cell>
          <table:table-cell office:value-type="float" office:value="1.84425192186" calcext:value-type="float">
            <text:p>1.8442519219</text:p>
          </table:table-cell>
          <table:table-cell office:value-type="float" office:value="1.84571763264" calcext:value-type="float">
            <text:p>1.8457176326</text:p>
          </table:table-cell>
          <table:table-cell office:value-type="float" office:value="1.84429210802" calcext:value-type="float">
            <text:p>1.844292108</text:p>
          </table:table-cell>
          <table:table-cell office:value-type="float" office:value="1.84314937583" calcext:value-type="float">
            <text:p>1.8431493758</text:p>
          </table:table-cell>
          <table:table-cell office:value-type="float" office:value="1.86375644311" calcext:value-type="float">
            <text:p>1.8637564431</text:p>
          </table:table-cell>
          <table:table-cell office:value-type="float" office:value="1.84303036512" calcext:value-type="float">
            <text:p>1.8430303651</text:p>
          </table:table-cell>
          <table:table-cell office:value-type="float" office:value="1.84932936608" calcext:value-type="float">
            <text:p>1.8493293661</text:p>
          </table:table-cell>
          <table:table-cell office:value-type="float" office:value="1.84310915386" calcext:value-type="float">
            <text:p>1.8431091539</text:p>
          </table:table-cell>
          <table:table-cell office:value-type="float" office:value="1.85980157503" calcext:value-type="float">
            <text:p>1.859801575</text:p>
          </table:table-cell>
        </table:table-row>
        <table:table-row table:style-name="ro1">
          <table:table-cell office:value-type="float" office:value="0.0237572640181" calcext:value-type="float">
            <text:p>0.023757264</text:p>
          </table:table-cell>
          <table:table-cell office:value-type="float" office:value="1.84209945614" calcext:value-type="float">
            <text:p>1.8420994561</text:p>
          </table:table-cell>
          <table:table-cell office:value-type="float" office:value="1.84013017363" calcext:value-type="float">
            <text:p>1.8401301736</text:p>
          </table:table-cell>
          <table:table-cell office:value-type="float" office:value="1.84221001775" calcext:value-type="float">
            <text:p>1.8422100178</text:p>
          </table:table-cell>
          <table:table-cell office:value-type="float" office:value="1.8403299456" calcext:value-type="float">
            <text:p>1.8403299456</text:p>
          </table:table-cell>
          <table:table-cell office:value-type="float" office:value="1.83919137758" calcext:value-type="float">
            <text:p>1.8391913776</text:p>
          </table:table-cell>
          <table:table-cell office:value-type="float" office:value="1.86028754161" calcext:value-type="float">
            <text:p>1.8602875416</text:p>
          </table:table-cell>
          <table:table-cell office:value-type="float" office:value="1.83934188313" calcext:value-type="float">
            <text:p>1.8393418831</text:p>
          </table:table-cell>
          <table:table-cell office:value-type="float" office:value="1.84527522918" calcext:value-type="float">
            <text:p>1.8452752292</text:p>
          </table:table-cell>
          <table:table-cell office:value-type="float" office:value="1.8393140342" calcext:value-type="float">
            <text:p>1.8393140342</text:p>
          </table:table-cell>
          <table:table-cell office:value-type="float" office:value="1.85604095606" calcext:value-type="float">
            <text:p>1.8560409561</text:p>
          </table:table-cell>
        </table:table-row>
        <table:table-row table:style-name="ro1">
          <table:table-cell office:value-type="float" office:value="0.0178179480135" calcext:value-type="float">
            <text:p>0.017817948</text:p>
          </table:table-cell>
          <table:table-cell office:value-type="float" office:value="1.83850382695" calcext:value-type="float">
            <text:p>1.838503827</text:p>
          </table:table-cell>
          <table:table-cell office:value-type="float" office:value="1.83658423924" calcext:value-type="float">
            <text:p>1.8365842392</text:p>
          </table:table-cell>
          <table:table-cell office:value-type="float" office:value="1.83926252991" calcext:value-type="float">
            <text:p>1.8392625299</text:p>
          </table:table-cell>
          <table:table-cell office:value-type="float" office:value="1.83693273315" calcext:value-type="float">
            <text:p>1.8369327332</text:p>
          </table:table-cell>
          <table:table-cell office:value-type="float" office:value="1.83578957268" calcext:value-type="float">
            <text:p>1.8357895727</text:p>
          </table:table-cell>
          <table:table-cell office:value-type="float" office:value="1.85739244475" calcext:value-type="float">
            <text:p>1.8573924448</text:p>
          </table:table-cell>
          <table:table-cell office:value-type="float" office:value="1.83629697409" calcext:value-type="float">
            <text:p>1.8362969741</text:p>
          </table:table-cell>
          <table:table-cell office:value-type="float" office:value="1.84178506175" calcext:value-type="float">
            <text:p>1.8417850618</text:p>
          </table:table-cell>
          <table:table-cell office:value-type="float" office:value="1.83612915539" calcext:value-type="float">
            <text:p>1.8361291554</text:p>
          </table:table-cell>
          <table:table-cell office:value-type="float" office:value="1.85264444749" calcext:value-type="float">
            <text:p>1.8526444475</text:p>
          </table:table-cell>
        </table:table-row>
        <table:table-row table:style-name="ro1">
          <table:table-cell office:value-type="float" office:value="0.0133634610102" calcext:value-type="float">
            <text:p>0.013363461</text:p>
          </table:table-cell>
          <table:table-cell office:value-type="float" office:value="1.8354405476" calcext:value-type="float">
            <text:p>1.8354405476</text:p>
          </table:table-cell>
          <table:table-cell office:value-type="float" office:value="1.83358627808" calcext:value-type="float">
            <text:p>1.8335862781</text:p>
          </table:table-cell>
          <table:table-cell office:value-type="float" office:value="1.83681950723" calcext:value-type="float">
            <text:p>1.8368195072</text:p>
          </table:table-cell>
          <table:table-cell office:value-type="float" office:value="1.83405386443" calcext:value-type="float">
            <text:p>1.8340538644</text:p>
          </table:table-cell>
          <table:table-cell office:value-type="float" office:value="1.83291677281" calcext:value-type="float">
            <text:p>1.8329167728</text:p>
          </table:table-cell>
          <table:table-cell office:value-type="float" office:value="1.85507417745" calcext:value-type="float">
            <text:p>1.8550741775</text:p>
          </table:table-cell>
          <table:table-cell office:value-type="float" office:value="1.83386205488" calcext:value-type="float">
            <text:p>1.8338620549</text:p>
          </table:table-cell>
          <table:table-cell office:value-type="float" office:value="1.83879930889" calcext:value-type="float">
            <text:p>1.8387993089</text:p>
          </table:table-cell>
          <table:table-cell office:value-type="float" office:value="1.83351258681" calcext:value-type="float">
            <text:p>1.8335125868</text:p>
          </table:table-cell>
          <table:table-cell office:value-type="float" office:value="1.84962176187" calcext:value-type="float">
            <text:p>1.8496217619</text:p>
          </table:table-cell>
        </table:table-row>
        <table:table-row table:style-name="ro1">
          <table:table-cell office:value-type="float" office:value="0.0100225957576" calcext:value-type="float">
            <text:p>0.0100225958</text:p>
          </table:table-cell>
          <table:table-cell office:value-type="float" office:value="1.83286368409" calcext:value-type="float">
            <text:p>1.8328636841</text:p>
          </table:table-cell>
          <table:table-cell office:value-type="float" office:value="1.8310836861" calcext:value-type="float">
            <text:p>1.8310836861</text:p>
          </table:table-cell>
          <table:table-cell office:value-type="float" office:value="1.83480315055" calcext:value-type="float">
            <text:p>1.8348031506</text:p>
          </table:table-cell>
          <table:table-cell office:value-type="float" office:value="1.83162602144" calcext:value-type="float">
            <text:p>1.8316260214</text:p>
          </table:table-cell>
          <table:table-cell office:value-type="float" office:value="1.83052077449" calcext:value-type="float">
            <text:p>1.8305207745</text:p>
          </table:table-cell>
          <table:table-cell office:value-type="float" office:value="1.85330213128" calcext:value-type="float">
            <text:p>1.8533021313</text:p>
          </table:table-cell>
          <table:table-cell office:value-type="float" office:value="1.83197536383" calcext:value-type="float">
            <text:p>1.8319753638</text:p>
          </table:table-cell>
          <table:table-cell office:value-type="float" office:value="1.83624780762" calcext:value-type="float">
            <text:p>1.8362478076</text:p>
          </table:table-cell>
          <table:table-cell office:value-type="float" office:value="1.83139031263" calcext:value-type="float">
            <text:p>1.8313903126</text:p>
          </table:table-cell>
          <table:table-cell office:value-type="float" office:value="1.84696141866" calcext:value-type="float">
            <text:p>1.8469614187</text:p>
          </table:table-cell>
        </table:table-row>
        <table:table-row table:style-name="ro1">
          <table:table-cell office:value-type="float" office:value="0.00751694681821" calcext:value-type="float">
            <text:p>0.0075169468</text:p>
          </table:table-cell>
          <table:table-cell office:value-type="float" office:value="1.83070775022" calcext:value-type="float">
            <text:p>1.8307077502</text:p>
          </table:table-cell>
          <table:table-cell office:value-type="float" office:value="1.82900386758" calcext:value-type="float">
            <text:p>1.8290038676</text:p>
          </table:table-cell>
          <table:table-cell office:value-type="float" office:value="1.83312123542" calcext:value-type="float">
            <text:p>1.8331212354</text:p>
          </table:table-cell>
          <table:table-cell office:value-type="float" office:value="1.82956867732" calcext:value-type="float">
            <text:p>1.8295686773</text:p>
          </table:table-cell>
          <table:table-cell office:value-type="float" office:value="1.82852854346" calcext:value-type="float">
            <text:p>1.8285285435</text:p>
          </table:table-cell>
          <table:table-cell office:value-type="float" office:value="1.85201634637" calcext:value-type="float">
            <text:p>1.8520163464</text:p>
          </table:table-cell>
          <table:table-cell office:value-type="float" office:value="1.83055075704" calcext:value-type="float">
            <text:p>1.830550757</text:p>
          </table:table-cell>
          <table:table-cell office:value-type="float" office:value="1.834053382" calcext:value-type="float">
            <text:p>1.834053382</text:p>
          </table:table-cell>
          <table:table-cell office:value-type="float" office:value="1.82966659052" calcext:value-type="float">
            <text:p>1.8296665905</text:p>
          </table:table-cell>
          <table:table-cell office:value-type="float" office:value="1.84463139914" calcext:value-type="float">
            <text:p>1.8446313991</text:p>
          </table:table-cell>
        </table:table-row>
        <table:table-row table:style-name="ro1">
          <table:table-cell office:value-type="float" office:value="0.00563771011366" calcext:value-type="float">
            <text:p>0.0056377101</text:p>
          </table:table-cell>
          <table:table-cell office:value-type="float" office:value="1.82889804094" calcext:value-type="float">
            <text:p>1.8288980409</text:p>
          </table:table-cell>
          <table:table-cell office:value-type="float" office:value="1.82726531848" calcext:value-type="float">
            <text:p>1.8272653185</text:p>
          </table:table-cell>
          <table:table-cell office:value-type="float" office:value="1.83168136223" calcext:value-type="float">
            <text:p>1.8316813622</text:p>
          </table:table-cell>
          <table:table-cell office:value-type="float" office:value="1.82780009985" calcext:value-type="float">
            <text:p>1.8278000999</text:p>
          </table:table-cell>
          <table:table-cell office:value-type="float" office:value="1.8268579761" calcext:value-type="float">
            <text:p>1.8268579761</text:p>
          </table:table-cell>
          <table:table-cell office:value-type="float" office:value="1.85113867444" calcext:value-type="float">
            <text:p>1.8511386744</text:p>
          </table:table-cell>
          <table:table-cell office:value-type="float" office:value="1.82948865221" calcext:value-type="float">
            <text:p>1.8294886522</text:p>
          </table:table-cell>
          <table:table-cell office:value-type="float" office:value="1.8321405338" calcext:value-type="float">
            <text:p>1.8321405338</text:p>
          </table:table-cell>
          <table:table-cell office:value-type="float" office:value="1.82824108537" calcext:value-type="float">
            <text:p>1.8282410854</text:p>
          </table:table-cell>
          <table:table-cell office:value-type="float" office:value="1.84258702937" calcext:value-type="float">
            <text:p>1.8425870294</text:p>
          </table:table-cell>
        </table:table-row>
        <table:table-row table:style-name="ro1">
          <table:table-cell office:value-type="float" office:value="0.00422828258525" calcext:value-type="float">
            <text:p>0.0042282826</text:p>
          </table:table-cell>
          <table:table-cell office:value-type="float" office:value="1.82736345996" calcext:value-type="float">
            <text:p>1.82736346</text:p>
          </table:table-cell>
          <table:table-cell office:value-type="float" office:value="1.82579135819" calcext:value-type="float">
            <text:p>1.8257913582</text:p>
          </table:table-cell>
          <table:table-cell office:value-type="float" office:value="1.83040652154" calcext:value-type="float">
            <text:p>1.8304065215</text:p>
          </table:table-cell>
          <table:table-cell office:value-type="float" office:value="1.82625027804" calcext:value-type="float">
            <text:p>1.826250278</text:p>
          </table:table-cell>
          <table:table-cell office:value-type="float" office:value="1.82543250539" calcext:value-type="float">
            <text:p>1.8254325054</text:p>
          </table:table-cell>
          <table:table-cell office:value-type="float" office:value="1.85058545583" calcext:value-type="float">
            <text:p>1.8505854558</text:p>
          </table:table-cell>
          <table:table-cell office:value-type="float" office:value="1.82869063636" calcext:value-type="float">
            <text:p>1.8286906364</text:p>
          </table:table-cell>
          <table:table-cell office:value-type="float" office:value="1.83044702468" calcext:value-type="float">
            <text:p>1.8304470247</text:p>
          </table:table-cell>
          <table:table-cell office:value-type="float" office:value="1.82702651949" calcext:value-type="float">
            <text:p>1.8270265195</text:p>
          </table:table-cell>
          <table:table-cell office:value-type="float" office:value="1.84078248942" calcext:value-type="float">
            <text:p>1.8407824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0:20:17.184950690</meta:creation-date>
    <dc:date>2015-01-25T11:21:11.587662678</dc:date>
    <meta:editing-duration>PT58M51S</meta:editing-duration>
    <meta:editing-cycles>9</meta:editing-cycles>
    <meta:generator>LibreOffice/4.2.7.2$Linux_X86_64 LibreOffice_project/420m0$Build-2</meta:generator>
    <meta:document-statistic meta:table-count="1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205cm" style:legend-expansion="high" chart:style-name="ch2"/>
        <chart:plot-area chart:style-name="ch3" table:cell-range-address="Sheet1.A2:Sheet1.F22" chart:data-source-has-labels="row" svg:x="0.32cm" svg:y="0.18cm" svg:width="13.831cm" svg:height="8.64cm">
          <chartooo:coordinate-region svg:x="1.232cm" svg:y="0.379cm" svg:width="12.6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scatter">
            <chart:domain table:cell-range-address="Sheet1.A3:Sheet1.A22"/>
            <chart:data-point chart:repeated="20"/>
          </chart:series>
          <chart:series chart:style-name="ch7" chart:values-cell-range-address="Sheet1.C3:Sheet1.C22" chart:label-cell-address="Sheet1.C2:Sheet1.C2" chart:class="chart:scatter">
            <chart:data-point chart:repeated="20"/>
          </chart:series>
          <chart:series chart:style-name="ch8" chart:values-cell-range-address="Sheet1.D3:Sheet1.D22" chart:label-cell-address="Sheet1.D2:Sheet1.D2" chart:class="chart:scatter">
            <chart:data-point chart:repeated="20"/>
          </chart:series>
          <chart:series chart:style-name="ch9" chart:values-cell-range-address="Sheet1.E3:Sheet1.E22" chart:label-cell-address="Sheet1.E2:Sheet1.E2" chart:class="chart:scatter">
            <chart:data-point chart:repeated="20"/>
          </chart:series>
          <chart:series chart:style-name="ch10" chart:values-cell-range-address="Sheet1.F3:Sheet1.F22" chart:label-cell-address="Sheet1.F2:Sheet1.F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</text:p>
                <draw:g>
                  <svg:desc>Sheet1.C2:Sheet1.C2</svg:desc>
                </draw:g>
              </table:table-cell>
              <table:table-cell office:value-type="string">
                <text:p>3</text:p>
                <draw:g>
                  <svg:desc>Sheet1.D2:Sheet1.D2</svg:desc>
                </draw:g>
              </table:table-cell>
              <table:table-cell office:value-type="string">
                <text:p>4</text:p>
                <draw:g>
                  <svg:desc>Sheet1.E2:Sheet1.E2</svg:desc>
                </draw:g>
              </table:table-cell>
              <table:table-cell office:value-type="string">
                <text:p>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1.95580358971">
                <text:p>1.95580358971</text:p>
                <draw:g>
                  <svg:desc>Sheet1.B3:Sheet1.B22</svg:desc>
                </draw:g>
              </table:table-cell>
              <table:table-cell office:value-type="float" office:value="1.9538165523">
                <text:p>1.9538165523</text:p>
                <draw:g>
                  <svg:desc>Sheet1.C3:Sheet1.C22</svg:desc>
                </draw:g>
              </table:table-cell>
              <table:table-cell office:value-type="float" office:value="1.96042693209">
                <text:p>1.96042693209</text:p>
                <draw:g>
                  <svg:desc>Sheet1.D3:Sheet1.D22</svg:desc>
                </draw:g>
              </table:table-cell>
              <table:table-cell office:value-type="float" office:value="1.96971718931">
                <text:p>1.96971718931</text:p>
                <draw:g>
                  <svg:desc>Sheet1.E3:Sheet1.E22</svg:desc>
                </draw:g>
              </table:table-cell>
              <table:table-cell office:value-type="float" office:value="1.95568511555">
                <text:p>1.95568511555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94148301114">
                <text:p>1.94148301114</text:p>
              </table:table-cell>
              <table:table-cell office:value-type="float" office:value="1.93923332932">
                <text:p>1.93923332932</text:p>
              </table:table-cell>
              <table:table-cell office:value-type="float" office:value="1.94673638265">
                <text:p>1.94673638265</text:p>
              </table:table-cell>
              <table:table-cell office:value-type="float" office:value="1.95488800108">
                <text:p>1.95488800108</text:p>
              </table:table-cell>
              <table:table-cell office:value-type="float" office:value="1.94105725174">
                <text:p>1.94105725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1.92833762752">
                <text:p>1.92833762752</text:p>
              </table:table-cell>
              <table:table-cell office:value-type="float" office:value="1.9258288582">
                <text:p>1.9258288582</text:p>
              </table:table-cell>
              <table:table-cell office:value-type="float" office:value="1.93424293762">
                <text:p>1.93424293762</text:p>
              </table:table-cell>
              <table:table-cell office:value-type="float" office:value="1.94089528737">
                <text:p>1.94089528737</text:p>
              </table:table-cell>
              <table:table-cell office:value-type="float" office:value="1.92800101152">
                <text:p>1.92800101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1875">
                <text:p>0.421875</text:p>
              </table:table-cell>
              <table:table-cell office:value-type="float" office:value="1.9164114104">
                <text:p>1.9164114104</text:p>
              </table:table-cell>
              <table:table-cell office:value-type="float" office:value="1.91364348527">
                <text:p>1.91364348527</text:p>
              </table:table-cell>
              <table:table-cell office:value-type="float" office:value="1.92302472566">
                <text:p>1.92302472566</text:p>
              </table:table-cell>
              <table:table-cell office:value-type="float" office:value="1.92782154307">
                <text:p>1.92782154307</text:p>
              </table:table-cell>
              <table:table-cell office:value-type="float" office:value="1.91658100356">
                <text:p>1.91658100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1.90569032422">
                <text:p>1.90569032422</text:p>
              </table:table-cell>
              <table:table-cell office:value-type="float" office:value="1.90268038931">
                <text:p>1.90268038931</text:p>
              </table:table-cell>
              <table:table-cell office:value-type="float" office:value="1.91308471713">
                <text:p>1.91308471713</text:p>
              </table:table-cell>
              <table:table-cell office:value-type="float" office:value="1.91574901682">
                <text:p>1.91574901682</text:p>
              </table:table-cell>
              <table:table-cell office:value-type="float" office:value="1.90676792899">
                <text:p>1.90676792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.89609442069">
                <text:p>1.89609442069</text:p>
              </table:table-cell>
              <table:table-cell office:value-type="float" office:value="1.89288978166">
                <text:p>1.89288978166</text:p>
              </table:table-cell>
              <table:table-cell office:value-type="float" office:value="1.90433589662">
                <text:p>1.90433589662</text:p>
              </table:table-cell>
              <table:table-cell office:value-type="float" office:value="1.90472977286">
                <text:p>1.90472977286</text:p>
              </table:table-cell>
              <table:table-cell office:value-type="float" office:value="1.8984160304">
                <text:p>1.898416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1.88749594919">
                <text:p>1.88749594919</text:p>
              </table:table-cell>
              <table:table-cell office:value-type="float" office:value="1.88417948795">
                <text:p>1.88417948795</text:p>
              </table:table-cell>
              <table:table-cell office:value-type="float" office:value="1.89662261054">
                <text:p>1.89662261054</text:p>
              </table:table-cell>
              <table:table-cell office:value-type="float" office:value="1.89477734407">
                <text:p>1.89477734407</text:p>
              </table:table-cell>
              <table:table-cell office:value-type="float" office:value="1.89128733436">
                <text:p>1.89128733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3483886719">
                <text:p>0.133483886719</text:p>
              </table:table-cell>
              <table:table-cell office:value-type="float" office:value="1.87974958795">
                <text:p>1.87974958795</text:p>
              </table:table-cell>
              <table:table-cell office:value-type="float" office:value="1.87643809316">
                <text:p>1.87643809316</text:p>
              </table:table-cell>
              <table:table-cell office:value-type="float" office:value="1.88976112749">
                <text:p>1.88976112749</text:p>
              </table:table-cell>
              <table:table-cell office:value-type="float" office:value="1.88587100414">
                <text:p>1.88587100414</text:p>
              </table:table-cell>
              <table:table-cell office:value-type="float" office:value="1.88510535689">
                <text:p>1.8851053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112915039">
                <text:p>0.100112915039</text:p>
              </table:table-cell>
              <table:table-cell office:value-type="float" office:value="1.87272160139">
                <text:p>1.87272160139</text:p>
              </table:table-cell>
              <table:table-cell office:value-type="float" office:value="1.86955716824">
                <text:p>1.86955716824</text:p>
              </table:table-cell>
              <table:table-cell office:value-type="float" office:value="1.88358045267">
                <text:p>1.88358045267</text:p>
              </table:table-cell>
              <table:table-cell office:value-type="float" office:value="1.87796221029">
                <text:p>1.87796221029</text:p>
              </table:table-cell>
              <table:table-cell office:value-type="float" office:value="1.8796125332">
                <text:p>1.8796125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0846862793">
                <text:p>0.0750846862793</text:p>
              </table:table-cell>
              <table:table-cell office:value-type="float" office:value="1.86630962985">
                <text:p>1.86630962985</text:p>
              </table:table-cell>
              <table:table-cell office:value-type="float" office:value="1.86344532357">
                <text:p>1.86344532357</text:p>
              </table:table-cell>
              <table:table-cell office:value-type="float" office:value="1.87795123854">
                <text:p>1.87795123854</text:p>
              </table:table-cell>
              <table:table-cell office:value-type="float" office:value="1.87097774281">
                <text:p>1.87097774281</text:p>
              </table:table-cell>
              <table:table-cell office:value-type="float" office:value="1.87461092715">
                <text:p>1.87461092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3135147095">
                <text:p>0.0563135147095</text:p>
              </table:table-cell>
              <table:table-cell office:value-type="float" office:value="1.86045057627">
                <text:p>1.86045057627</text:p>
              </table:table-cell>
              <table:table-cell office:value-type="float" office:value="1.85803340131">
                <text:p>1.85803340131</text:p>
              </table:table-cell>
              <table:table-cell office:value-type="float" office:value="1.87279939251">
                <text:p>1.87279939251</text:p>
              </table:table-cell>
              <table:table-cell office:value-type="float" office:value="1.86482142714">
                <text:p>1.86482142714</text:p>
              </table:table-cell>
              <table:table-cell office:value-type="float" office:value="1.86997857206">
                <text:p>1.86997857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2351360321">
                <text:p>0.0422351360321</text:p>
              </table:table-cell>
              <table:table-cell office:value-type="float" office:value="1.85511811401">
                <text:p>1.85511811401</text:p>
              </table:table-cell>
              <table:table-cell office:value-type="float" office:value="1.85327324257">
                <text:p>1.85327324257</text:p>
              </table:table-cell>
              <table:table-cell office:value-type="float" office:value="1.86810602646">
                <text:p>1.86810602646</text:p>
              </table:table-cell>
              <table:table-cell office:value-type="float" office:value="1.85938041702">
                <text:p>1.85938041702</text:p>
              </table:table-cell>
              <table:table-cell office:value-type="float" office:value="1.86566481877">
                <text:p>1.86566481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6763520241">
                <text:p>0.0316763520241</text:p>
              </table:table-cell>
              <table:table-cell office:value-type="float" office:value="1.85031276581">
                <text:p>1.85031276581</text:p>
              </table:table-cell>
              <table:table-cell office:value-type="float" office:value="1.84913190033">
                <text:p>1.84913190033</text:p>
              </table:table-cell>
              <table:table-cell office:value-type="float" office:value="1.8638961665">
                <text:p>1.8638961665</text:p>
              </table:table-cell>
              <table:table-cell office:value-type="float" office:value="1.85453933023">
                <text:p>1.85453933023</text:p>
              </table:table-cell>
              <table:table-cell office:value-type="float" office:value="1.86167231945">
                <text:p>1.86167231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7572640181">
                <text:p>0.0237572640181</text:p>
              </table:table-cell>
              <table:table-cell office:value-type="float" office:value="1.84604747549">
                <text:p>1.84604747549</text:p>
              </table:table-cell>
              <table:table-cell office:value-type="float" office:value="1.84558182919">
                <text:p>1.84558182919</text:p>
              </table:table-cell>
              <table:table-cell office:value-type="float" office:value="1.86021851647">
                <text:p>1.86021851647</text:p>
              </table:table-cell>
              <table:table-cell office:value-type="float" office:value="1.85019831691">
                <text:p>1.85019831691</text:p>
              </table:table-cell>
              <table:table-cell office:value-type="float" office:value="1.85803242215">
                <text:p>1.85803242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179480135">
                <text:p>0.0178179480135</text:p>
              </table:table-cell>
              <table:table-cell office:value-type="float" office:value="1.84233185495">
                <text:p>1.84233185495</text:p>
              </table:table-cell>
              <table:table-cell office:value-type="float" office:value="1.8425884854">
                <text:p>1.8425884854</text:p>
              </table:table-cell>
              <table:table-cell office:value-type="float" office:value="1.85712037377">
                <text:p>1.85712037377</text:p>
              </table:table-cell>
              <table:table-cell office:value-type="float" office:value="1.84628620233">
                <text:p>1.84628620233</text:p>
              </table:table-cell>
              <table:table-cell office:value-type="float" office:value="1.85477936146">
                <text:p>1.85477936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634610102">
                <text:p>0.0133634610102</text:p>
              </table:table-cell>
              <table:table-cell office:value-type="float" office:value="1.83915892909">
                <text:p>1.83915892909</text:p>
              </table:table-cell>
              <table:table-cell office:value-type="float" office:value="1.84009950141">
                <text:p>1.84009950141</text:p>
              </table:table-cell>
              <table:table-cell office:value-type="float" office:value="1.85462464461">
                <text:p>1.85462464461</text:p>
              </table:table-cell>
              <table:table-cell office:value-type="float" office:value="1.84276195816">
                <text:p>1.84276195816</text:p>
              </table:table-cell>
              <table:table-cell office:value-type="float" office:value="1.85192879246">
                <text:p>1.85192879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225957576">
                <text:p>0.0100225957576</text:p>
              </table:table-cell>
              <table:table-cell office:value-type="float" office:value="1.83649790587">
                <text:p>1.83649790587</text:p>
              </table:table-cell>
              <table:table-cell office:value-type="float" office:value="1.83804072088">
                <text:p>1.83804072088</text:p>
              </table:table-cell>
              <table:table-cell office:value-type="float" office:value="1.85271637588">
                <text:p>1.85271637588</text:p>
              </table:table-cell>
              <table:table-cell office:value-type="float" office:value="1.83960496196">
                <text:p>1.83960496196</text:p>
              </table:table-cell>
              <table:table-cell office:value-type="float" office:value="1.84946612023">
                <text:p>1.84946612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1694681821">
                <text:p>0.00751694681821</text:p>
              </table:table-cell>
              <table:table-cell office:value-type="float" office:value="1.83429473427">
                <text:p>1.83429473427</text:p>
              </table:table-cell>
              <table:table-cell office:value-type="float" office:value="1.83632183793">
                <text:p>1.83632183793</text:p>
              </table:table-cell>
              <table:table-cell office:value-type="float" office:value="1.85134247191">
                <text:p>1.85134247191</text:p>
              </table:table-cell>
              <table:table-cell office:value-type="float" office:value="1.83680080489">
                <text:p>1.83680080489</text:p>
              </table:table-cell>
              <table:table-cell office:value-type="float" office:value="1.84734740472">
                <text:p>1.84734740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3771011366">
                <text:p>0.00563771011366</text:p>
              </table:table-cell>
              <table:table-cell office:value-type="float" office:value="1.83247986183">
                <text:p>1.83247986183</text:p>
              </table:table-cell>
              <table:table-cell office:value-type="float" office:value="1.83485000225">
                <text:p>1.83485000225</text:p>
              </table:table-cell>
              <table:table-cell office:value-type="float" office:value="1.85042241069">
                <text:p>1.85042241069</text:p>
              </table:table-cell>
              <table:table-cell office:value-type="float" office:value="1.834330786">
                <text:p>1.834330786</text:p>
              </table:table-cell>
              <table:table-cell office:value-type="float" office:value="1.8455109783">
                <text:p>1.8455109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2828258525">
                <text:p>0.00422828258525</text:p>
              </table:table-cell>
              <table:table-cell office:value-type="float" office:value="1.83098058755">
                <text:p>1.83098058755</text:p>
              </table:table-cell>
              <table:table-cell office:value-type="float" office:value="1.83354674875">
                <text:p>1.83354674875</text:p>
              </table:table-cell>
              <table:table-cell office:value-type="float" office:value="1.84986379055">
                <text:p>1.84986379055</text:p>
              </table:table-cell>
              <table:table-cell office:value-type="float" office:value="1.83216999305">
                <text:p>1.83216999305</text:p>
              </table:table-cell>
              <table:table-cell office:value-type="float" office:value="1.84389416148">
                <text:p>1.84389416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1.96cm" style:legend-expansion="high" chart:style-name="ch2"/>
        <chart:plot-area chart:style-name="ch3" table:cell-range-address="Sheet1.A49:Sheet1.K68" svg:x="0.32cm" svg:y="0.126cm" svg:width="12.48cm" svg:height="8.639cm">
          <chartooo:coordinate-region svg:x="1.232cm" svg:y="0.325cm" svg:width="11.32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68" chart:class="chart:scatter">
            <chart:domain table:cell-range-address="Sheet1.A49:Sheet1.A68"/>
            <chart:data-point chart:repeated="20"/>
          </chart:series>
          <chart:series chart:style-name="ch7" chart:values-cell-range-address="Sheet1.C49:Sheet1.C68" chart:class="chart:scatter">
            <chart:data-point chart:repeated="20"/>
          </chart:series>
          <chart:series chart:style-name="ch8" chart:values-cell-range-address="Sheet1.D49:Sheet1.D68" chart:class="chart:scatter">
            <chart:data-point chart:repeated="20"/>
          </chart:series>
          <chart:series chart:style-name="ch9" chart:values-cell-range-address="Sheet1.E49:Sheet1.E68" chart:class="chart:scatter">
            <chart:data-point chart:repeated="20"/>
          </chart:series>
          <chart:series chart:style-name="ch10" chart:values-cell-range-address="Sheet1.F49:Sheet1.F68" chart:class="chart:scatter">
            <chart:data-point chart:repeated="20"/>
          </chart:series>
          <chart:series chart:style-name="ch11" chart:values-cell-range-address="Sheet1.G49:Sheet1.G68" chart:class="chart:scatter">
            <chart:data-point chart:repeated="20"/>
          </chart:series>
          <chart:series chart:style-name="ch12" chart:values-cell-range-address="Sheet1.H49:Sheet1.H68" chart:class="chart:scatter">
            <chart:data-point chart:repeated="20"/>
          </chart:series>
          <chart:series chart:style-name="ch13" chart:values-cell-range-address="Sheet1.I49:Sheet1.I68" chart:class="chart:scatter">
            <chart:data-point chart:repeated="20"/>
          </chart:series>
          <chart:series chart:style-name="ch14" chart:values-cell-range-address="Sheet1.J49:Sheet1.J68" chart:class="chart:scatter">
            <chart:data-point chart:repeated="20"/>
          </chart:series>
          <chart:series chart:style-name="ch15" chart:values-cell-range-address="Sheet1.K49:Sheet1.K68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9:Sheet1.A68</svg:desc>
                </draw:g>
              </table:table-cell>
              <table:table-cell office:value-type="float" office:value="1.95154312846">
                <text:p>1.95154312846</text:p>
                <draw:g>
                  <svg:desc>Sheet1.B49:Sheet1.B68</svg:desc>
                </draw:g>
              </table:table-cell>
              <table:table-cell office:value-type="float" office:value="1.94861561487">
                <text:p>1.94861561487</text:p>
                <draw:g>
                  <svg:desc>Sheet1.C49:Sheet1.C68</svg:desc>
                </draw:g>
              </table:table-cell>
              <table:table-cell office:value-type="float" office:value="1.950032312">
                <text:p>1.950032312</text:p>
                <draw:g>
                  <svg:desc>Sheet1.D49:Sheet1.D68</svg:desc>
                </draw:g>
              </table:table-cell>
              <table:table-cell office:value-type="float" office:value="1.94828841918">
                <text:p>1.94828841918</text:p>
                <draw:g>
                  <svg:desc>Sheet1.E49:Sheet1.E68</svg:desc>
                </draw:g>
              </table:table-cell>
              <table:table-cell office:value-type="float" office:value="1.94849633986">
                <text:p>1.94849633986</text:p>
                <draw:g>
                  <svg:desc>Sheet1.F49:Sheet1.F68</svg:desc>
                </draw:g>
              </table:table-cell>
              <table:table-cell office:value-type="float" office:value="1.95630898538">
                <text:p>1.95630898538</text:p>
                <draw:g>
                  <svg:desc>Sheet1.G49:Sheet1.G68</svg:desc>
                </draw:g>
              </table:table-cell>
              <table:table-cell office:value-type="float" office:value="1.94942239666">
                <text:p>1.94942239666</text:p>
                <draw:g>
                  <svg:desc>Sheet1.H49:Sheet1.H68</svg:desc>
                </draw:g>
              </table:table-cell>
              <table:table-cell office:value-type="float" office:value="1.96047546599">
                <text:p>1.96047546599</text:p>
                <draw:g>
                  <svg:desc>Sheet1.I49:Sheet1.I68</svg:desc>
                </draw:g>
              </table:table-cell>
              <table:table-cell office:value-type="float" office:value="1.94706303738">
                <text:p>1.94706303738</text:p>
                <draw:g>
                  <svg:desc>Sheet1.J49:Sheet1.J68</svg:desc>
                </draw:g>
              </table:table-cell>
              <table:table-cell office:value-type="float" office:value="1.95271958826">
                <text:p>1.95271958826</text:p>
                <draw:g>
                  <svg:desc>Sheet1.K49:Sheet1.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93712225552">
                <text:p>1.93712225552</text:p>
              </table:table-cell>
              <table:table-cell office:value-type="float" office:value="1.93466623619">
                <text:p>1.93466623619</text:p>
              </table:table-cell>
              <table:table-cell office:value-type="float" office:value="1.93552207453">
                <text:p>1.93552207453</text:p>
              </table:table-cell>
              <table:table-cell office:value-type="float" office:value="1.93417858898">
                <text:p>1.93417858898</text:p>
              </table:table-cell>
              <table:table-cell office:value-type="float" office:value="1.93401534128">
                <text:p>1.93401534128</text:p>
              </table:table-cell>
              <table:table-cell office:value-type="float" office:value="1.94311679421">
                <text:p>1.94311679421</text:p>
              </table:table-cell>
              <table:table-cell office:value-type="float" office:value="1.93481656224">
                <text:p>1.93481656224</text:p>
              </table:table-cell>
              <table:table-cell office:value-type="float" office:value="1.94582598925">
                <text:p>1.94582598925</text:p>
              </table:table-cell>
              <table:table-cell office:value-type="float" office:value="1.93273246568">
                <text:p>1.93273246568</text:p>
              </table:table-cell>
              <table:table-cell office:value-type="float" office:value="1.93854410297">
                <text:p>1.93854410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1.92392651482">
                <text:p>1.92392651482</text:p>
              </table:table-cell>
              <table:table-cell office:value-type="float" office:value="1.92182767755">
                <text:p>1.92182767755</text:p>
              </table:table-cell>
              <table:table-cell office:value-type="float" office:value="1.92215176262">
                <text:p>1.92215176262</text:p>
              </table:table-cell>
              <table:table-cell office:value-type="float" office:value="1.92125676835">
                <text:p>1.92125676835</text:p>
              </table:table-cell>
              <table:table-cell office:value-type="float" office:value="1.92070341442">
                <text:p>1.92070341442</text:p>
              </table:table-cell>
              <table:table-cell office:value-type="float" office:value="1.93115862273">
                <text:p>1.93115862273</text:p>
              </table:table-cell>
              <table:table-cell office:value-type="float" office:value="1.9213304449">
                <text:p>1.9213304449</text:p>
              </table:table-cell>
              <table:table-cell office:value-type="float" office:value="1.93218703435">
                <text:p>1.93218703435</text:p>
              </table:table-cell>
              <table:table-cell office:value-type="float" office:value="1.9195948136">
                <text:p>1.9195948136</text:p>
              </table:table-cell>
              <table:table-cell office:value-type="float" office:value="1.92590540775">
                <text:p>1.9259054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1875">
                <text:p>0.421875</text:p>
              </table:table-cell>
              <table:table-cell office:value-type="float" office:value="1.91199300127">
                <text:p>1.91199300127</text:p>
              </table:table-cell>
              <table:table-cell office:value-type="float" office:value="1.91013217472">
                <text:p>1.91013217472</text:p>
              </table:table-cell>
              <table:table-cell office:value-type="float" office:value="1.90998600693">
                <text:p>1.90998600693</text:p>
              </table:table-cell>
              <table:table-cell office:value-type="float" office:value="1.9095354057">
                <text:p>1.9095354057</text:p>
              </table:table-cell>
              <table:table-cell office:value-type="float" office:value="1.90862307067">
                <text:p>1.90862307067</text:p>
              </table:table-cell>
              <table:table-cell office:value-type="float" office:value="1.920474545">
                <text:p>1.920474545</text:p>
              </table:table-cell>
              <table:table-cell office:value-type="float" office:value="1.90905190351">
                <text:p>1.90905190351</text:p>
              </table:table-cell>
              <table:table-cell office:value-type="float" office:value="1.9196102832">
                <text:p>1.9196102832</text:p>
              </table:table-cell>
              <table:table-cell office:value-type="float" office:value="1.90770018644">
                <text:p>1.90770018644</text:p>
              </table:table-cell>
              <table:table-cell office:value-type="float" office:value="1.91484105196">
                <text:p>1.91484105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1.90129029758">
                <text:p>1.90129029758</text:p>
              </table:table-cell>
              <table:table-cell office:value-type="float" office:value="1.89955669489">
                <text:p>1.89955669489</text:p>
              </table:table-cell>
              <table:table-cell office:value-type="float" office:value="1.89903908745">
                <text:p>1.89903908745</text:p>
              </table:table-cell>
              <table:table-cell office:value-type="float" office:value="1.89897152083">
                <text:p>1.89897152083</text:p>
              </table:table-cell>
              <table:table-cell office:value-type="float" office:value="1.89777090406">
                <text:p>1.89777090406</text:p>
              </table:table-cell>
              <table:table-cell office:value-type="float" office:value="1.91102630595">
                <text:p>1.91102630595</text:p>
              </table:table-cell>
              <table:table-cell office:value-type="float" office:value="1.89800026606">
                <text:p>1.89800026606</text:p>
              </table:table-cell>
              <table:table-cell office:value-type="float" office:value="1.90811530776">
                <text:p>1.90811530776</text:p>
              </table:table-cell>
              <table:table-cell office:value-type="float" office:value="1.89703232409">
                <text:p>1.89703232409</text:p>
              </table:table-cell>
              <table:table-cell office:value-type="float" office:value="1.90528982031">
                <text:p>1.9052898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.89172036595">
                <text:p>1.89172036595</text:p>
              </table:table-cell>
              <table:table-cell office:value-type="float" office:value="1.8900233161">
                <text:p>1.8900233161</text:p>
              </table:table-cell>
              <table:table-cell office:value-type="float" office:value="1.8892657035">
                <text:p>1.8892657035</text:p>
              </table:table-cell>
              <table:table-cell office:value-type="float" office:value="1.88946965589">
                <text:p>1.88946965589</text:p>
              </table:table-cell>
              <table:table-cell office:value-type="float" office:value="1.88807589102">
                <text:p>1.88807589102</text:p>
              </table:table-cell>
              <table:table-cell office:value-type="float" office:value="1.90269632388">
                <text:p>1.90269632388</text:p>
              </table:table-cell>
              <table:table-cell office:value-type="float" office:value="1.88811958859">
                <text:p>1.88811958859</text:p>
              </table:table-cell>
              <table:table-cell office:value-type="float" office:value="1.89768064898">
                <text:p>1.89768064898</text:p>
              </table:table-cell>
              <table:table-cell office:value-type="float" office:value="1.88750535224">
                <text:p>1.88750535224</text:p>
              </table:table-cell>
              <table:table-cell office:value-type="float" office:value="1.89708757883">
                <text:p>1.89708757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1.883144204">
                <text:p>1.883144204</text:p>
              </table:table-cell>
              <table:table-cell office:value-type="float" office:value="1.88142009607">
                <text:p>1.88142009607</text:p>
              </table:table-cell>
              <table:table-cell office:value-type="float" office:value="1.88057576969">
                <text:p>1.88057576969</text:p>
              </table:table-cell>
              <table:table-cell office:value-type="float" office:value="1.88090619903">
                <text:p>1.88090619903</text:p>
              </table:table-cell>
              <table:table-cell office:value-type="float" office:value="1.87942112471">
                <text:p>1.87942112471</text:p>
              </table:table-cell>
              <table:table-cell office:value-type="float" office:value="1.89531694269">
                <text:p>1.89531694269</text:p>
              </table:table-cell>
              <table:table-cell office:value-type="float" office:value="1.87930112991">
                <text:p>1.87930112991</text:p>
              </table:table-cell>
              <table:table-cell office:value-type="float" office:value="1.88825414141">
                <text:p>1.88825414141</text:p>
              </table:table-cell>
              <table:table-cell office:value-type="float" office:value="1.87898791549">
                <text:p>1.87898791549</text:p>
              </table:table-cell>
              <table:table-cell office:value-type="float" office:value="1.89000049508">
                <text:p>1.89000049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3483886719">
                <text:p>0.133483886719</text:p>
              </table:table-cell>
              <table:table-cell office:value-type="float" office:value="1.8754150501">
                <text:p>1.8754150501</text:p>
              </table:table-cell>
              <table:table-cell office:value-type="float" office:value="1.87362825075">
                <text:p>1.87362825075</text:p>
              </table:table-cell>
              <table:table-cell office:value-type="float" office:value="1.87285890088">
                <text:p>1.87285890088</text:p>
              </table:table-cell>
              <table:table-cell office:value-type="float" office:value="1.87315907926">
                <text:p>1.87315907926</text:p>
              </table:table-cell>
              <table:table-cell office:value-type="float" office:value="1.87167335327">
                <text:p>1.87167335327</text:p>
              </table:table-cell>
              <table:table-cell office:value-type="float" office:value="1.88871148178">
                <text:p>1.88871148178</text:p>
              </table:table-cell>
              <table:table-cell office:value-type="float" office:value="1.87141755178">
                <text:p>1.87141755178</text:p>
              </table:table-cell>
              <table:table-cell office:value-type="float" office:value="1.87976970083">
                <text:p>1.87976970083</text:p>
              </table:table-cell>
              <table:table-cell office:value-type="float" office:value="1.87133788089">
                <text:p>1.87133788089</text:p>
              </table:table-cell>
              <table:table-cell office:value-type="float" office:value="1.88377603038">
                <text:p>1.88377603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112915039">
                <text:p>0.100112915039</text:p>
              </table:table-cell>
              <table:table-cell office:value-type="float" office:value="1.86840570216">
                <text:p>1.86840570216</text:p>
              </table:table-cell>
              <table:table-cell office:value-type="float" office:value="1.86654476541">
                <text:p>1.86654476541</text:p>
              </table:table-cell>
              <table:table-cell office:value-type="float" office:value="1.86600647071">
                <text:p>1.86600647071</text:p>
              </table:table-cell>
              <table:table-cell office:value-type="float" office:value="1.86613005673">
                <text:p>1.86613005673</text:p>
              </table:table-cell>
              <table:table-cell office:value-type="float" office:value="1.86470822092">
                <text:p>1.86470822092</text:p>
              </table:table-cell>
              <table:table-cell office:value-type="float" office:value="1.88272991749">
                <text:p>1.88272991749</text:p>
              </table:table-cell>
              <table:table-cell office:value-type="float" office:value="1.86435298097">
                <text:p>1.86435298097</text:p>
              </table:table-cell>
              <table:table-cell office:value-type="float" office:value="1.87216049627">
                <text:p>1.87216049627</text:p>
              </table:table-cell>
              <table:table-cell office:value-type="float" office:value="1.86443248969">
                <text:p>1.86443248969</text:p>
              </table:table-cell>
              <table:table-cell office:value-type="float" office:value="1.87818978299">
                <text:p>1.87818978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0846862793">
                <text:p>0.0750846862793</text:p>
              </table:table-cell>
              <table:table-cell office:value-type="float" office:value="1.86202369816">
                <text:p>1.86202369816</text:p>
              </table:table-cell>
              <table:table-cell office:value-type="float" office:value="1.86009535">
                <text:p>1.86009535</text:p>
              </table:table-cell>
              <table:table-cell office:value-type="float" office:value="1.85992581429">
                <text:p>1.85992581429</text:p>
              </table:table-cell>
              <table:table-cell office:value-type="float" office:value="1.85975404622">
                <text:p>1.85975404622</text:p>
              </table:table-cell>
              <table:table-cell office:value-type="float" office:value="1.85842618817">
                <text:p>1.85842618817</text:p>
              </table:table-cell>
              <table:table-cell office:value-type="float" office:value="1.87727009113">
                <text:p>1.87727009113</text:p>
              </table:table-cell>
              <table:table-cell office:value-type="float" office:value="1.85802073331">
                <text:p>1.85802073331</text:p>
              </table:table-cell>
              <table:table-cell office:value-type="float" office:value="1.8653649621">
                <text:p>1.8653649621</text:p>
              </table:table-cell>
              <table:table-cell office:value-type="float" office:value="1.85818598582">
                <text:p>1.85818598582</text:p>
              </table:table-cell>
              <table:table-cell office:value-type="float" office:value="1.87307424655">
                <text:p>1.87307424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3135147095">
                <text:p>0.0563135147095</text:p>
              </table:table-cell>
              <table:table-cell office:value-type="float" office:value="1.856214634">
                <text:p>1.856214634</text:p>
              </table:table-cell>
              <table:table-cell office:value-type="float" office:value="1.85423752121">
                <text:p>1.85423752121</text:p>
              </table:table-cell>
              <table:table-cell office:value-type="float" office:value="1.85454662499">
                <text:p>1.85454662499</text:p>
              </table:table-cell>
              <table:table-cell office:value-type="float" office:value="1.85399664692">
                <text:p>1.85399664692</text:p>
              </table:table-cell>
              <table:table-cell office:value-type="float" office:value="1.85275943622">
                <text:p>1.85275943622</text:p>
              </table:table-cell>
              <table:table-cell office:value-type="float" office:value="1.87228351219">
                <text:p>1.87228351219</text:p>
              </table:table-cell>
              <table:table-cell office:value-type="float" office:value="1.85236826713">
                <text:p>1.85236826713</text:p>
              </table:table-cell>
              <table:table-cell office:value-type="float" office:value="1.85932761517">
                <text:p>1.85932761517</text:p>
              </table:table-cell>
              <table:table-cell office:value-type="float" office:value="1.85255372038">
                <text:p>1.85255372038</text:p>
              </table:table-cell>
              <table:table-cell office:value-type="float" office:value="1.86832700978">
                <text:p>1.8683270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2351360321">
                <text:p>0.0422351360321</text:p>
              </table:table-cell>
              <table:table-cell office:value-type="float" office:value="1.85095674571">
                <text:p>1.85095674571</text:p>
              </table:table-cell>
              <table:table-cell office:value-type="float" office:value="1.84895589554">
                <text:p>1.84895589554</text:p>
              </table:table-cell>
              <table:table-cell office:value-type="float" office:value="1.84982102268">
                <text:p>1.84982102268</text:p>
              </table:table-cell>
              <table:table-cell office:value-type="float" office:value="1.84884440317">
                <text:p>1.84884440317</text:p>
              </table:table-cell>
              <table:table-cell office:value-type="float" office:value="1.84767137687">
                <text:p>1.84767137687</text:p>
              </table:table-cell>
              <table:table-cell office:value-type="float" office:value="1.86776883378">
                <text:p>1.86776883378</text:p>
              </table:table-cell>
              <table:table-cell office:value-type="float" office:value="1.84737273687">
                <text:p>1.84737273687</text:p>
              </table:table-cell>
              <table:table-cell office:value-type="float" office:value="1.85399804693">
                <text:p>1.85399804693</text:p>
              </table:table-cell>
              <table:table-cell office:value-type="float" office:value="1.84752520312">
                <text:p>1.84752520312</text:p>
              </table:table-cell>
              <table:table-cell office:value-type="float" office:value="1.86390359069">
                <text:p>1.86390359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6763520241">
                <text:p>0.0316763520241</text:p>
              </table:table-cell>
              <table:table-cell office:value-type="float" office:value="1.84624963136">
                <text:p>1.84624963136</text:p>
              </table:table-cell>
              <table:table-cell office:value-type="float" office:value="1.84425192186">
                <text:p>1.84425192186</text:p>
              </table:table-cell>
              <table:table-cell office:value-type="float" office:value="1.84571763264">
                <text:p>1.84571763264</text:p>
              </table:table-cell>
              <table:table-cell office:value-type="float" office:value="1.84429210802">
                <text:p>1.84429210802</text:p>
              </table:table-cell>
              <table:table-cell office:value-type="float" office:value="1.84314937583">
                <text:p>1.84314937583</text:p>
              </table:table-cell>
              <table:table-cell office:value-type="float" office:value="1.86375644311">
                <text:p>1.86375644311</text:p>
              </table:table-cell>
              <table:table-cell office:value-type="float" office:value="1.84303036512">
                <text:p>1.84303036512</text:p>
              </table:table-cell>
              <table:table-cell office:value-type="float" office:value="1.84932936608">
                <text:p>1.84932936608</text:p>
              </table:table-cell>
              <table:table-cell office:value-type="float" office:value="1.84310915386">
                <text:p>1.84310915386</text:p>
              </table:table-cell>
              <table:table-cell office:value-type="float" office:value="1.85980157503">
                <text:p>1.85980157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7572640181">
                <text:p>0.0237572640181</text:p>
              </table:table-cell>
              <table:table-cell office:value-type="float" office:value="1.84209945614">
                <text:p>1.84209945614</text:p>
              </table:table-cell>
              <table:table-cell office:value-type="float" office:value="1.84013017363">
                <text:p>1.84013017363</text:p>
              </table:table-cell>
              <table:table-cell office:value-type="float" office:value="1.84221001775">
                <text:p>1.84221001775</text:p>
              </table:table-cell>
              <table:table-cell office:value-type="float" office:value="1.8403299456">
                <text:p>1.8403299456</text:p>
              </table:table-cell>
              <table:table-cell office:value-type="float" office:value="1.83919137758">
                <text:p>1.83919137758</text:p>
              </table:table-cell>
              <table:table-cell office:value-type="float" office:value="1.86028754161">
                <text:p>1.86028754161</text:p>
              </table:table-cell>
              <table:table-cell office:value-type="float" office:value="1.83934188313">
                <text:p>1.83934188313</text:p>
              </table:table-cell>
              <table:table-cell office:value-type="float" office:value="1.84527522918">
                <text:p>1.84527522918</text:p>
              </table:table-cell>
              <table:table-cell office:value-type="float" office:value="1.8393140342">
                <text:p>1.8393140342</text:p>
              </table:table-cell>
              <table:table-cell office:value-type="float" office:value="1.85604095606">
                <text:p>1.85604095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179480135">
                <text:p>0.0178179480135</text:p>
              </table:table-cell>
              <table:table-cell office:value-type="float" office:value="1.83850382695">
                <text:p>1.83850382695</text:p>
              </table:table-cell>
              <table:table-cell office:value-type="float" office:value="1.83658423924">
                <text:p>1.83658423924</text:p>
              </table:table-cell>
              <table:table-cell office:value-type="float" office:value="1.83926252991">
                <text:p>1.83926252991</text:p>
              </table:table-cell>
              <table:table-cell office:value-type="float" office:value="1.83693273315">
                <text:p>1.83693273315</text:p>
              </table:table-cell>
              <table:table-cell office:value-type="float" office:value="1.83578957268">
                <text:p>1.83578957268</text:p>
              </table:table-cell>
              <table:table-cell office:value-type="float" office:value="1.85739244475">
                <text:p>1.85739244475</text:p>
              </table:table-cell>
              <table:table-cell office:value-type="float" office:value="1.83629697409">
                <text:p>1.83629697409</text:p>
              </table:table-cell>
              <table:table-cell office:value-type="float" office:value="1.84178506175">
                <text:p>1.84178506175</text:p>
              </table:table-cell>
              <table:table-cell office:value-type="float" office:value="1.83612915539">
                <text:p>1.83612915539</text:p>
              </table:table-cell>
              <table:table-cell office:value-type="float" office:value="1.85264444749">
                <text:p>1.85264444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634610102">
                <text:p>0.0133634610102</text:p>
              </table:table-cell>
              <table:table-cell office:value-type="float" office:value="1.8354405476">
                <text:p>1.8354405476</text:p>
              </table:table-cell>
              <table:table-cell office:value-type="float" office:value="1.83358627808">
                <text:p>1.83358627808</text:p>
              </table:table-cell>
              <table:table-cell office:value-type="float" office:value="1.83681950723">
                <text:p>1.83681950723</text:p>
              </table:table-cell>
              <table:table-cell office:value-type="float" office:value="1.83405386443">
                <text:p>1.83405386443</text:p>
              </table:table-cell>
              <table:table-cell office:value-type="float" office:value="1.83291677281">
                <text:p>1.83291677281</text:p>
              </table:table-cell>
              <table:table-cell office:value-type="float" office:value="1.85507417745">
                <text:p>1.85507417745</text:p>
              </table:table-cell>
              <table:table-cell office:value-type="float" office:value="1.83386205488">
                <text:p>1.83386205488</text:p>
              </table:table-cell>
              <table:table-cell office:value-type="float" office:value="1.83879930889">
                <text:p>1.83879930889</text:p>
              </table:table-cell>
              <table:table-cell office:value-type="float" office:value="1.83351258681">
                <text:p>1.83351258681</text:p>
              </table:table-cell>
              <table:table-cell office:value-type="float" office:value="1.84962176187">
                <text:p>1.84962176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225957576">
                <text:p>0.0100225957576</text:p>
              </table:table-cell>
              <table:table-cell office:value-type="float" office:value="1.83286368409">
                <text:p>1.83286368409</text:p>
              </table:table-cell>
              <table:table-cell office:value-type="float" office:value="1.8310836861">
                <text:p>1.8310836861</text:p>
              </table:table-cell>
              <table:table-cell office:value-type="float" office:value="1.83480315055">
                <text:p>1.83480315055</text:p>
              </table:table-cell>
              <table:table-cell office:value-type="float" office:value="1.83162602144">
                <text:p>1.83162602144</text:p>
              </table:table-cell>
              <table:table-cell office:value-type="float" office:value="1.83052077449">
                <text:p>1.83052077449</text:p>
              </table:table-cell>
              <table:table-cell office:value-type="float" office:value="1.85330213128">
                <text:p>1.85330213128</text:p>
              </table:table-cell>
              <table:table-cell office:value-type="float" office:value="1.83197536383">
                <text:p>1.83197536383</text:p>
              </table:table-cell>
              <table:table-cell office:value-type="float" office:value="1.83624780762">
                <text:p>1.83624780762</text:p>
              </table:table-cell>
              <table:table-cell office:value-type="float" office:value="1.83139031263">
                <text:p>1.83139031263</text:p>
              </table:table-cell>
              <table:table-cell office:value-type="float" office:value="1.84696141866">
                <text:p>1.84696141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1694681821">
                <text:p>0.00751694681821</text:p>
              </table:table-cell>
              <table:table-cell office:value-type="float" office:value="1.83070775022">
                <text:p>1.83070775022</text:p>
              </table:table-cell>
              <table:table-cell office:value-type="float" office:value="1.82900386758">
                <text:p>1.82900386758</text:p>
              </table:table-cell>
              <table:table-cell office:value-type="float" office:value="1.83312123542">
                <text:p>1.83312123542</text:p>
              </table:table-cell>
              <table:table-cell office:value-type="float" office:value="1.82956867732">
                <text:p>1.82956867732</text:p>
              </table:table-cell>
              <table:table-cell office:value-type="float" office:value="1.82852854346">
                <text:p>1.82852854346</text:p>
              </table:table-cell>
              <table:table-cell office:value-type="float" office:value="1.85201634637">
                <text:p>1.85201634637</text:p>
              </table:table-cell>
              <table:table-cell office:value-type="float" office:value="1.83055075704">
                <text:p>1.83055075704</text:p>
              </table:table-cell>
              <table:table-cell office:value-type="float" office:value="1.834053382">
                <text:p>1.834053382</text:p>
              </table:table-cell>
              <table:table-cell office:value-type="float" office:value="1.82966659052">
                <text:p>1.82966659052</text:p>
              </table:table-cell>
              <table:table-cell office:value-type="float" office:value="1.84463139914">
                <text:p>1.84463139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3771011366">
                <text:p>0.00563771011366</text:p>
              </table:table-cell>
              <table:table-cell office:value-type="float" office:value="1.82889804094">
                <text:p>1.82889804094</text:p>
              </table:table-cell>
              <table:table-cell office:value-type="float" office:value="1.82726531848">
                <text:p>1.82726531848</text:p>
              </table:table-cell>
              <table:table-cell office:value-type="float" office:value="1.83168136223">
                <text:p>1.83168136223</text:p>
              </table:table-cell>
              <table:table-cell office:value-type="float" office:value="1.82780009985">
                <text:p>1.82780009985</text:p>
              </table:table-cell>
              <table:table-cell office:value-type="float" office:value="1.8268579761">
                <text:p>1.8268579761</text:p>
              </table:table-cell>
              <table:table-cell office:value-type="float" office:value="1.85113867444">
                <text:p>1.85113867444</text:p>
              </table:table-cell>
              <table:table-cell office:value-type="float" office:value="1.82948865221">
                <text:p>1.82948865221</text:p>
              </table:table-cell>
              <table:table-cell office:value-type="float" office:value="1.8321405338">
                <text:p>1.8321405338</text:p>
              </table:table-cell>
              <table:table-cell office:value-type="float" office:value="1.82824108537">
                <text:p>1.82824108537</text:p>
              </table:table-cell>
              <table:table-cell office:value-type="float" office:value="1.84258702937">
                <text:p>1.84258702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2828258525">
                <text:p>0.00422828258525</text:p>
              </table:table-cell>
              <table:table-cell office:value-type="float" office:value="1.82736345996">
                <text:p>1.82736345996</text:p>
              </table:table-cell>
              <table:table-cell office:value-type="float" office:value="1.82579135819">
                <text:p>1.82579135819</text:p>
              </table:table-cell>
              <table:table-cell office:value-type="float" office:value="1.83040652154">
                <text:p>1.83040652154</text:p>
              </table:table-cell>
              <table:table-cell office:value-type="float" office:value="1.82625027804">
                <text:p>1.82625027804</text:p>
              </table:table-cell>
              <table:table-cell office:value-type="float" office:value="1.82543250539">
                <text:p>1.82543250539</text:p>
              </table:table-cell>
              <table:table-cell office:value-type="float" office:value="1.85058545583">
                <text:p>1.85058545583</text:p>
              </table:table-cell>
              <table:table-cell office:value-type="float" office:value="1.82869063636">
                <text:p>1.82869063636</text:p>
              </table:table-cell>
              <table:table-cell office:value-type="float" office:value="1.83044702468">
                <text:p>1.83044702468</text:p>
              </table:table-cell>
              <table:table-cell office:value-type="float" office:value="1.82702651949">
                <text:p>1.82702651949</text:p>
              </table:table-cell>
              <table:table-cell office:value-type="float" office:value="1.84078248942">
                <text:p>1.84078248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